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2">
            <text:p>Keith Gillig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rlow-Kilkenny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Keith Gilligan &quot;,  gender: &quot;male&quot;, constituency:&quot;Carlow-Kilkenny&quot;})," table:formula="of:=CONCATENATE([.A1]; [.B1]; [.C1]; [.D1]; [.E1]; [.F1]; [.G1])" table:style-name="ce1">
            <text:p>CREATE (n:Politician {name: "Keith Gilligan ", <text:s/>gender: "male", constituency:"Carlow-Kilkenny"}),</text:p>
          </table:table-cell>
          <table:table-cell office:value-type="string" office:string-value="CREATE (n:Politician {name: &quot;Keith Gilligan &quot;,  gender: &quot;male&quot;, constituency:&quot;Carlow-Kilkenny&quot;}),(ma:Politician {name: &quot;Paddy Manning &quot;,  gender: &quot;male&quot;, constituency:&quot;Carlow-Kilkenny&quot;}),(mb:Politician {name: &quot;Noel G. Walsh &quot;,  gender: &quot;male&quot;, constituency:&quot;Carlow-Kilkenny&quot;}),(me:Politician {name: &quot;Sean Conlan&quot;,  gender: &quot;male&quot;, constituency:&quot;Cavan-Monaghan&quot;}),(mf:Politician {name: &quot;Jimmy Mee&quot;,  gender: &quot;male&quot;, constituency:&quot;Cavan-Monaghan&quot;}),(mg:Politician {name: &quot;Emmet Smith &quot;,  gender: &quot;male&quot;, constituency:&quot;Cavan-Monaghan&quot;}),(mh:Politician {name: &quot;Mary Smyth &quot;,  gender: &quot;female&quot;, constituency:&quot;Cavan-Monaghan&quot;}),(mi:Politician {name: &quot;John Wilson&quot;,  gender: &quot;male&quot;, constituency:&quot;Cavan-Monaghan&quot;}),(ml:Politician {name: &quot;Richard Flynn&quot;,  gender: &quot;male&quot;, constituency:&quot;Clare&quot;}),(mc:Politician {name: &quot;Michael Harty &quot;,  gender: &quot;male&quot;, constituency:&quot;Clare&quot;}),(md:Politician {name: &quot;Ian Lynch&quot;,  gender: &quot;male&quot;, constituency:&quot;Clare&quot;}),(mj:Politician {name: &quot;Dermot Mulqueen &quot;,  gender: &quot;male&quot;, constituency:&quot;Clare&quot;}),(mk:Politician {name: &quot;Ann Norton &quot;,  gender: &quot;female&quot;, constituency:&quot;Clare&quot;}),(mm:Politician {name: &quot;André Sibo Hakizimana  &quot;,  gender: &quot;male&quot;, constituency:&quot;Clare&quot;}),(mn:Politician {name: &quot;Paddy Bullman &quot;,  gender: &quot;male&quot;, constituency:&quot;Cork East&quot;}),(mo:Politician {name: &quot;Ross Cannon&quot;,  gender: &quot;male&quot;, constituency:&quot;Cork East&quot;}),(mp:Politician {name: &quot;Claire Cullinane&quot;,  gender: &quot;female&quot;, constituency:&quot;Cork East&quot;}),(mq:Politician {name: &quot;Mary Linehan Foley &quot;,  gender: &quot;female&quot;, constituency:&quot;Cork East&quot;}),(mr:Politician {name: &quot;Kieran McCarthy&quot;,  gender: &quot;male&quot;, constituency:&quot;Cork East&quot;}),(ms:Politician {name: &quot;Ger Keohane&quot;,  gender: &quot;male&quot;, constituency:&quot;Cork North Central&quot;}),(mt:Politician {name: &quot;Mick Murphy&quot;,  gender: &quot;male&quot;, constituency:&quot;Cork North Central&quot;}),(mu:Politician {name: &quot;Peter O'Loughlin &quot;,  gender: &quot;male&quot;, constituency:&quot;Cork North Central&quot;}),(mv:Politician {name: &quot;Aislinn Tongue&quot;,  gender: &quot;female&quot;, constituency:&quot;Cork North Central&quot;}),(mw:Politician {name: &quot;Diarmuid O'Flynn &quot;,  gender: &quot;male&quot;, constituency:&quot;Cork North West&quot;}),(mx:Politician {name: &quot;Steven O'Riordan&quot;,  gender: &quot;male&quot;, constituency:&quot;Cork North West&quot;}),(my:Politician {name: &quot;John Paul O'Shea &quot;,  gender: &quot;male&quot;, constituency:&quot;Cork North West&quot;}),(mz:Politician {name: &quot;Mick Finn &quot;,  gender: &quot;male&quot;, constituency:&quot;Cork South Central&quot;}),(m:Politician {name: &quot;Joe Harris &quot;,  gender: &quot;male&quot;, constituency:&quot;Cork South Central&quot;}),(na:Politician {name: &quot;Elizabeth Hourihane  &quot;,  gender: &quot;female&quot;, constituency:&quot;Cork South Central&quot;}),(nb:Politician {name: &quot;Alan Coleman&quot;,  gender: &quot;male&quot;, constituency:&quot;Cork South West&quot;}),(nc:Politician {name: &quot;Michael Collins&quot;,  gender: &quot;male&quot;, constituency:&quot;Cork South West&quot;}),(nd:Politician {name: &quot;Fiona O'Leary&quot;,  gender: &quot;female&quot;, constituency:&quot;Cork South West&quot;}),(ne:Politician {name: &quot;Gillian Powell &quot;,  gender: &quot;female&quot;, constituency:&quot;Cork South West&quot;}),(nf:Politician {name: &quot;Peter Casey&quot;,  gender: &quot;male&quot;, constituency:&quot;Donegal&quot;}),(ng:Politician {name: &quot;Tim Jackson&quot;,  gender: &quot;male&quot;, constituency:&quot;Donegal&quot;}),(nh:Politician {name: &quot;Niamh Kennedy&quot;,  gender: &quot;female&quot;, constituency:&quot;Donegal&quot;}),(ni:Politician {name: &quot;Frank McBrearty &quot;,  gender: &quot;male&quot;, constituency:&quot;Donegal&quot;}),(nj:Politician {name: &quot;Ian McGarvey&quot;,  gender: &quot;male&quot;, constituency:&quot;Donegal&quot;}),(nk:Politician {name: &quot;Michael Mooney&quot;,  gender: &quot;male&quot;, constituency:&quot;Donegal&quot;}),(nl:Politician {name: &quot;Thomas Pringle&quot;,  gender: &quot;male&quot;, constituency:&quot;Donegal&quot;}),(nm:Politician {name: &quot;Dessie Shiels &quot;,  gender: &quot;female&quot;, constituency:&quot;Donegal&quot;}),(nn:Politician {name: &quot;Christy Burke&quot;,  gender: &quot;female&quot;, constituency:&quot;Dublin Central&quot;}),(no:Politician {name: &quot;William D.J. Gorman&quot;,  gender: &quot;male&quot;, constituency:&quot;Dublin Central&quot;}),(np:Politician {name: &quot;Kerry Guinan &quot;,  gender: &quot;female&quot;, constituency:&quot;Dublin Central&quot;}),(nq:Politician {name: &quot;Maureen O'Sullivan&quot;,  gender: &quot;female&quot;, constituency:&quot;Dublin Central&quot;}),(nr:Politician {name: &quot;Cieran Perry&quot;,  gender: &quot;male&quot;, constituency:&quot;Dublin Central&quot;}),(ns:Politician {name: &quot;Patrick Akpoveta&quot;,  gender: &quot;male&quot;, constituency:&quot;Dublin Mid-West&quot;}),(nt:Politician {name: &quot;Paul Gogarty&quot;,  gender: &quot;male&quot;, constituency:&quot;Dublin Mid-West&quot;}),(nu:Politician {name: &quot;Haroon Khan &quot;,  gender: &quot;male&quot;, constituency:&quot;Dublin Mid-West&quot;}),(nv:Politician {name: &quot;Clare Leonard &quot;,  gender: &quot;female&quot;, constituency:&quot;Dublin Mid-West&quot;}),(nw:Politician {name: &quot;Francis Timmons&quot;,  gender: &quot;male&quot;, constituency:&quot;Dublin Mid-West&quot;}),(nx:Politician {name: &quot;Marcus de Brún&quot;,  gender: &quot;male&quot;, constituency:&quot;Dublin Fingal&quot;}),(ny:Politician {name: &quot;Clare Daly&quot;,  gender: &quot;female&quot;, constituency:&quot;Dublin Fingal&quot;}),(nz:Politician {name: &quot;Roslyn Fuller&quot;,  gender: &quot;female&quot;, constituency:&quot;Dublin Fingal&quot;}),(a:Politician {name: &quot;Tony Murphy&quot;,  gender: &quot;male&quot;, constituency:&quot;Dublin Fingal&quot;}),(ab:Politician {name: &quot;Fergal O'Connell &quot;,  gender: &quot;male&quot;, constituency:&quot;Dublin Fingal&quot;}),(ac:Politician {name: &quot;Tommy Broughan&quot;,  gender: &quot;male&quot;, constituency:&quot;Dublin Bay North&quot;}),(ad:Politician {name: &quot;Paul Clarke&quot;,  gender: &quot;male&quot;, constituency:&quot;Dublin Bay North&quot;}),(ae:Politician {name: &quot;Jimmy Guerin &quot;,  gender: &quot;male&quot;, constituency:&quot;Dublin Bay North&quot;}),(af:Politician {name: &quot;Finan McGrath&quot;,  gender: &quot;male&quot;, constituency:&quot;Dublin Bay North&quot;}),(ag:Politician {name: &quot;Prionsias Ó Conaráin &quot;,  gender: &quot;male&quot;, constituency:&quot;Dublin Bay North&quot;}),(ah:Politician {name: &quot;Damien O'Neill &quot;,  gender: &quot;male&quot;, constituency:&quot;Dublin Bay North&quot;}),(ai:Politician {name: &quot;Averil Power&quot;,  gender: &quot;female&quot;, constituency:&quot;Dublin Bay North&quot;}),(aj:Politician {name: &quot;Mannix Flynn &quot;,  gender: &quot;male&quot;, constituency:&quot;Dublin Bay South&quot;}),(ak:Politician {name: &quot;William D.J. Gorman&quot;,  gender: &quot;male&quot;, constituency:&quot;Dublin Bay South&quot;}),(al:Politician {name: &quot;John Dominic Keigher &quot;,  gender: &quot;male&quot;, constituency:&quot;Dublin Bay South&quot;}),(am:Politician {name: &quot;Alan MacStiofáin &quot;,  gender: &quot;male&quot;, constituency:&quot;Dublin Bay South&quot;}),(an:Politician {name: &quot;Eoin Tierney&quot;,  gender: &quot;male&quot;, constituency:&quot;Dublin Bay South&quot;}),(ao:Politician {name: &quot;Bernie Hughes&quot;,  gender: &quot;female&quot;, constituency:&quot;Dublin North West&quot;}),(ap:Politician {name: &quot;Peter Mathews&quot;,  gender: &quot;male&quot;, constituency:&quot;Dublin Rathdown&quot;}),(aq:Politician {name: &quot;Patrick O'Connell &quot;,  gender: &quot;male&quot;, constituency:&quot;Dublin Rathdown&quot;}),(ar:Politician {name: &quot;Shane Ross&quot;,  gender: &quot;male&quot;, constituency:&quot;Dublin Rathdown&quot;}),(as:Politician {name: &quot;Joan Collins&quot;,  gender: &quot;female&quot;, constituency:&quot;Dublin South Central&quot;}),(at:Politician {name: &quot;Paul Hand &quot;,  gender: &quot;male&quot;, constituency:&quot;Dublin South Central&quot;}),(au:Politician {name: &quot;Richard Murray&quot;,  gender: &quot;male&quot;, constituency:&quot;Dublin South Central&quot;}),(av:Politician {name: &quot;Declan Burke&quot;,  gender: &quot;male&quot;, constituency:&quot;Dublin South West&quot;}),(aw:Politician {name: &quot;Peter Fitzpatrick &quot;,  gender: &quot;male&quot;, constituency:&quot;Dublin South West&quot;}),(ax:Politician {name: &quot;Eamonn Maloney &quot;,  gender: &quot;male&quot;, constituency:&quot;Dublin South West&quot;}),(ay:Politician {name: &quot;Deirdre O'Donovan&quot;,  gender: &quot;female&quot;, constituency:&quot;Dublin South West&quot;}),(az:Politician {name: &quot;Frank O'Gorman &quot;,  gender: &quot;male&quot;, constituency:&quot;Dublin South West&quot;}),(b:Politician {name: &quot;Kieran Adam Quigley&quot;,  gender: &quot;male&quot;, constituency:&quot;Dublin South West&quot;}),(ba:Politician {name: &quot;Joan Summerville-Molloy &quot;,  gender: &quot;female&quot;, constituency:&quot;Dublin South West&quot;}),(bb:Politician {name: &quot;Katherine Zappone&quot;,  gender: &quot;female&quot;, constituency:&quot;Dublin South West&quot;}),(bc:Politician {name: &quot;Dermot Casey &quot;,  gender: &quot;male&quot;, constituency:&quot;Dublin West&quot;}),(bd:Politician {name: &quot;T.J. Clare&quot;,  gender: &quot;male&quot;, constituency:&quot;Dublin West&quot;}),(be:Politician {name: &quot;David McGuinness &quot;,  gender: &quot;male&quot;, constituency:&quot;Dublin West&quot;}),(bf:Politician {name: &quot;Lorna Nolan  &quot;,  gender: &quot;female&quot;, constituency:&quot;Dublin West&quot;}),(bg:Politician {name: &quot;Carol Hunt  &quot;,  gender: &quot;female&quot;, constituency:&quot;Dún Laoghaire&quot;}),(bh:Politician {name: &quot;Sean Canney&quot;,  gender: &quot;male&quot;, constituency:&quot;Galway East&quot;}),(bi:Politician {name: &quot;Michael Fahy&quot;,  gender: &quot;male&quot;, constituency:&quot;Galway East&quot;}),(bj:Politician {name: &quot;James Charity &quot;,  gender: &quot;male&quot;, constituency:&quot;Galway West&quot;}),(bk:Politician {name: &quot;Catherine Connolly&quot;,  gender: &quot;female&quot;, constituency:&quot;Galway West&quot;}),(bl:Politician {name: &quot;Mike Cubbard&quot;,  gender: &quot;male&quot;, constituency:&quot;Galway West&quot;}),(bm:Politician {name: &quot;Noel Grealish&quot;,  gender: &quot;male&quot;, constituency:&quot;Galway West&quot;}),(bn:Politician {name: &quot;Fidelma Healy-Eames&quot;,  gender: &quot;female&quot;, constituency:&quot;Galway West&quot;}),(bo:Politician {name: &quot;Tommy Roddy &quot;,  gender: &quot;male&quot;, constituency:&quot;Galway West&quot;}),(bp:Politician {name: &quot;Mary E. Fitzgibbon&quot;,  gender: &quot;female&quot;, constituency:&quot;Kerry&quot;}),(bq:Politician {name: &quot;Henry Gaynor&quot;,  gender: &quot;male&quot;, constituency:&quot;Kerry&quot;}),(br:Politician {name: &quot;Danny Healy-Rae &quot;,  gender: &quot;male&quot;, constituency:&quot;Kerry&quot;}),(bs:Politician {name: &quot;Michael Healy-Rae&quot;,  gender: &quot;male&quot;, constituency:&quot;Kerry&quot;}),(bt:Politician {name: &quot;Kevin Murphy&quot;,  gender: &quot;male&quot;, constituency:&quot;Kerry&quot;}),(bu:Politician {name: &quot;Michael O'Gorman &quot;,  gender: &quot;male&quot;, constituency:&quot;Kerry&quot;}),(bv:Politician {name: &quot;Michael Beirne&quot;,  gender: &quot;male&quot;, constituency:&quot;Kildare North&quot;}),(bx:Politician {name: &quot;Gerard Dunne&quot;,  gender: &quot;male&quot;, constituency:&quot;Kildare North&quot;}),(by:Politician {name: &quot;Elizabeth O'Sullivan &quot;,  gender: &quot;female&quot;, constituency:&quot;Kildare North&quot;}),(bz:Politician {name: &quot;Brendan Young&quot;,  gender: &quot;male&quot;, constituency:&quot;Kildare North&quot;}),(c:Politician {name: &quot;Declan Crowe&quot;,  gender: &quot;male&quot;, constituency:&quot;Kildare South&quot;}),(ca:Politician {name: &quot;Desmond Hayes&quot;,  gender: &quot;male&quot;, constituency:&quot;Limerick City&quot;}),(cb:Politician {name: &quot;Denis Riordan  &quot;,  gender: &quot;male&quot;, constituency:&quot;Limerick City&quot;}),(cc:Politician {name: &quot;Emmett O'Brien &quot;,  gender: &quot;male&quot;, constituency:&quot;Limerick&quot;}),(cd:Politician {name: &quot;Richard O'Donoghue&quot;,  gender: &quot;male&quot;, constituency:&quot;Limerick&quot;}),(ce:Politician {name: &quot;John O'Gorman &quot;,  gender: &quot;male&quot;, constituency:&quot;Limerick&quot;}),(cf:Politician {name: &quot;Brian Fagan &quot;,  gender: &quot;male&quot;, constituency:&quot;Longford-Westmeath&quot;}),(cg:Politician {name: &quot;Donal Jackson &quot;,  gender: &quot;male&quot;, constituency:&quot;Longford-Westmeath&quot;}),(ch:Politician {name: &quot;Frank Kilbride&quot;,  gender: &quot;male&quot;, constituency:&quot;Longford-Westmeath&quot;}),(ci:Politician {name: &quot;James Miller &quot;,  gender: &quot;male&quot;, constituency:&quot;Longford-Westmeath&quot;}),(cj:Politician {name: &quot;Kevin Moran&quot;,  gender: &quot;male&quot;, constituency:&quot;Longford-Westmeath&quot;}),(ck:Politician {name: &quot;James Morgan&quot;,  gender: &quot;male&quot;, constituency:&quot;Longford-Westmeath&quot;}),(cl:Politician {name: &quot;Mae Sexton &quot;,  gender: &quot;female&quot;, constituency:&quot;Longford-Westmeath&quot;}),(cm:Politician {name: &quot;Barbara Smyth &quot;,  gender: &quot;female&quot;, constituency:&quot;Longford-Westmeath&quot;}),(cn:Politician {name: &quot;David Bradley &quot;,  gender: &quot;male&quot;, constituency:&quot;Louth&quot;}),(co:Politician {name: &quot;Kevin Callan&quot;,  gender: &quot;male&quot;, constituency:&quot;Louth&quot;}),(cp:Politician {name: &quot;Maeve Yore &quot;,  gender: &quot;female&quot;, constituency:&quot;Louth&quot;}),(cq:Politician {name: &quot;Jerry Cowley&quot;,  gender: &quot;male&quot;, constituency:&quot;Mayo&quot;}),(cr:Politician {name: &quot;Seán Forkan&quot;,  gender: &quot;male&quot;, constituency:&quot;Mayo&quot;}),(cs:Politician {name: &quot;Peter Jordan&quot;,  gender: &quot;male&quot;, constituency:&quot;Mayo&quot;}),(ct:Politician {name: &quot;Stephen Manning &quot;,  gender: &quot;male&quot;, constituency:&quot;Mayo&quot;}),(cu:Politician {name: &quot;Gerry O'Boyle&quot;,  gender: &quot;male&quot;, constituency:&quot;Mayo&quot;}),(cv:Politician {name: &quot;George O'Malley&quot;,  gender: &quot;male&quot;, constituency:&quot;Mayo&quot;}),(cw:Politician {name: &quot;Kamal Uddin &quot;,  gender: &quot;male&quot;, constituency:&quot;Mayo&quot;}),(cx:Politician {name: &quot;Joe Bonner &quot;,  gender: &quot;male&quot;, constituency:&quot;Meath East&quot;}),(cy:Politician {name: &quot;Sharon Keogan &quot;,  gender: &quot;female&quot;, constituency:&quot;Meath East&quot;}),(cz:Politician {name: &quot;Trevor Golden &quot;,  gender: &quot;male&quot;, constituency:&quot;Meath West&quot;}),(da:Politician {name: &quot;John Malone  &quot;,  gender: &quot;male&quot;, constituency:&quot;Meath West&quot;}),(db:Politician {name: &quot;Kate Bopp&quot;,  gender: &quot;female&quot;, constituency:&quot;Offaly&quot;}),(dc:Politician {name: &quot;John Foley &quot;,  gender: &quot;male&quot;, constituency:&quot;Offaly&quot;}),(zz:Politician {name: &quot;Joe Hannigan&quot;,  gender: &quot;male&quot;, constituency:&quot;Offaly&quot;}),(dd:Politician {name: &quot;Teresa Ryan-Feehan &quot;,  gender: &quot;female&quot;, constituency:&quot;Offaly&quot;}),(de:Politician {name: &quot;Tony Coleman&quot;,  gender: &quot;male&quot;, constituency:&quot;Roscommon-Galway&quot;}),(df:Politician {name: &quot;Thomas Declan Fallon&quot;,  gender: &quot;male&quot;, constituency:&quot;Roscommon-Galway&quot;}),(dg:Politician {name: &quot;Michael Fitzmaurice&quot;,  gender: &quot;male&quot;, constituency:&quot;Roscommon-Galway&quot;}),(dh:Politician {name: &quot;Denis Naughten &quot;,  gender: &quot;male&quot;, constituency:&quot;Roscommon-Galway&quot;}),(di:Politician {name: &quot;Declan Bree &quot;,  gender: &quot;male&quot;, constituency:&quot;Sligo-Leitrim&quot;}),(dj:Politician {name: &quot;Marie Casserly&quot;,  gender: &quot;female&quot;, constituency:&quot;Sligo-Leitrim&quot;}),(dk:Politician {name: &quot;Des Guckian&quot;,  gender: &quot;male&quot;, constituency:&quot;Sligo-Leitrim&quot;}),(dl:Politician {name: &quot;Bernie O'Hara&quot;,  gender: &quot;female&quot;, constituency:&quot;Sligo-Leitrim&quot;}),(dm:Politician {name: &quot;Eamon Murray &quot;,  gender: &quot;male&quot;, constituency:&quot;Sligo-Leitrim&quot;}),(dn:Politician {name: &quot;Gary Smylie&quot;,  gender: &quot;male&quot;, constituency:&quot;Sligo-Leitrim&quot;}),(do:Politician {name: &quot;Bernard Sweeney &quot;,  gender: &quot;male&quot;, constituency:&quot;Sligo-Leitrim&quot;}),(dp:Politician {name: &quot;Michael Dillon&quot;,  gender: &quot;male&quot;, constituency:&quot;Tipperary&quot;}),(dq:Politician {name: &quot;Michael Lowry&quot;,  gender: &quot;male&quot;, constituency:&quot;Tipperary&quot;}),(dr:Politician {name: &quot;Mattie McGrath&quot;,  gender: &quot;male&quot;, constituency:&quot;Tipperary&quot;}),(ds:Politician {name: &quot;Shiekh M Ahmed&quot;,  gender: &quot;male&quot;, constituency:&quot;Waterford&quot;}),(dt:Politician {name: &quot;John Halligan&quot;,  gender: &quot;male&quot;, constituency:&quot;Waterford&quot;}),(du:Politician {name: &quot;John Walsh &quot;,  gender: &quot;male&quot;, constituency:&quot;Waterford&quot;}),(dv:Politician {name: &quot;Breda Cahill&quot;,  gender: &quot;female&quot;, constituency:&quot;Wexford&quot;}),(dw:Politician {name: &quot;Ger Carthy&quot;,  gender: &quot;male&quot;, constituency:&quot;Wexford&quot;}),(dx:Politician {name: &quot;Caroline Foxe &quot;,  gender: &quot;female&quot;, constituency:&quot;Wexford&quot;}),(dy:Politician {name: &quot;Emmet Moloney &quot;,  gender: &quot;male&quot;, constituency:&quot;Wexford&quot;}),(dz:Politician {name: &quot;Paul O'Hanlon  &quot;,  gender: &quot;male&quot;, constituency:&quot;Wexford&quot;}),(e:Politician {name: &quot;Joe Behan &quot;,  gender: &quot;male&quot;, constituency:&quot;Wicklow&quot;}),(ea:Politician {name: &quot;Bob Kearns&quot;,  gender: &quot;male&quot;, constituency:&quot;Wicklow&quot;}),(eb:Politician {name: &quot;Charlie Keddy&quot;,  gender: &quot;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[.H68]; [.H69]; [.H70]; [.H71]; [.H72]; [.H73]; [.H74]; [.H75]; [.H76]; [.H77]; [.H78]; [.H79]; [.H80]; [.H81]; [.H82]; [.H83]; [.H84]; [.H85]; [.H86]; [.H87]; [.H88]; [.H89]; [.H90]; [.H91]; [.H92]; [.H93]; [.H94]; [.H95]; [.H96]; [.H97]; [.H98]; [.H99]; [.H100]; [.H101]; [.H102]; [.H103]; [.H104]; [.H105]; [.H106]; [.H107]; [.H108]; [.H109]; [.H110]; [.H111]; [.H112]; [.H113]; [.H114]; [.H115]; [.H116]; [.H117]; [.H118]; [.H119]; [.H120]; [.H121]; [.H122]; [.H123]; [.H124]; [.H125]; [.H126]; [.H127]; [.H128]; [.H129]; [.H130]; [.H131]; [.H132]; [.H133]; [.H134]; [.H135]; [.H136]; [.H137]; [.H138]; [.H139]; [.H140]; [.H141]; [.H142]; [.H143]; [.H144]; [.H145]; [.H146]; [.H147]; [.H148]; [.H149]; [.H150]; [.H151]; [.H152]; [.H153]; [.H154]; [.H155]; [.H156]; [.H157]; [.H158]; [.H159]; [.H160]; [.H161]; [.H162]; [.H163])" table:style-name="ce1">
            <text:p>CREATE (n:Politician {name: "Keith Gilligan ", <text:s/>gender: "male", constituency:"Carlow-Kilkenny"}),(ma:Politician {name: "Paddy Manning ", <text:s/>gender: "male", constituency:"Carlow-Kilkenny"}),(mb:Politician {name: "Noel G. Walsh ", <text:s/>gender: "male", constituency:"Carlow-Kilkenny"}),(me:Politician {name: "Sean Conlan", <text:s/>gender: "male", constituency:"Cavan-Monaghan"}),(mf:Politician {name: "Jimmy Mee", <text:s/>gender: "male", constituency:"Cavan-Monaghan"}),(mg:Politician {name: "Emmet Smith ", <text:s/>gender: "male", constituency:"Cavan-Monaghan"}),(mh:Politician {name: "Mary Smyth ", <text:s/>gender: "female", constituency:"Cavan-Monaghan"}),(mi:Politician {name: "John Wilson", <text:s/>gender: "male", constituency:"Cavan-Monaghan"}),(ml:Politician {name: "Richard Flynn", <text:s/>gender: "male", constituency:"Clare"}),(mc:Politician {name: "Michael Harty ", <text:s/>gender: "male", constituency:"Clare"}),(md:Politician {name: "Ian Lynch", <text:s/>gender: "male", constituency:"Clare"}),(mj:Politician {name: "Dermot Mulqueen ", <text:s/>gender: "male", constituency:"Clare"}),(mk:Politician {name: "Ann Norton ", <text:s/>gender: "female", constituency:"Clare"}),(mm:Politician {name: "André Sibo Hakizimana  ", <text:s/>gender: "male", constituency:"Clare"}),(mn:Politician {name: "Paddy Bullman ", <text:s/>gender: "male", constituency:"Cork East"}),(mo:Politician {name: "Ross Cannon", <text:s/>gender: "male", constituency:"Cork East"}),(mp:Politician {name: "Claire Cullinane", <text:s/>gender: "female", constituency:"Cork East"}),(mq:Politician {name: "Mary Linehan Foley ", <text:s/>gender: "female", constituency:"Cork East"}),(mr:Politician {name: "Kieran McCarthy", <text:s/>gender: "male", constituency:"Cork East"}),(ms:Politician {name: "Ger Keohane", <text:s/>gender: "male", constituency:"Cork North Central"}),(mt:Politician {name: "Mick Murphy", <text:s/>gender: "male", constituency:"Cork North Central"}),(mu:Politician {name: "Peter O'Loughlin ", <text:s/>gender: "male", constituency:"Cork North Central"}),(mv:Politician {name: "Aislinn Tongue", <text:s/>gender: "female", constituency:"Cork North Central"}),(mw:Politician {name: "Diarmuid O'Flynn ", <text:s/>gender: "male", constituency:"Cork North West"}),(mx:Politician {name: "Steven O'Riordan", <text:s/>gender: "male", constituency:"Cork North West"}),(my:Politician {name: "John Paul O'Shea ", <text:s/>gender: "male", constituency:"Cork North West"}),(mz:Politician {name: "Mick Finn ", <text:s/>gender: "male", constituency:"Cork South Central"}),(m:Politician {name: "Joe Harris ", <text:s/>gender: "male", constituency:"Cork South Central"}),(na:Politician {name: "Elizabeth Hourihane  ", <text:s/>gender: "female", constituency:"Cork South Central"}),(nb:Politician {name: "Alan Coleman", <text:s/>gender: "male", constituency:"Cork South West"}),(nc:Politician {name: "Michael Collins", <text:s/>gender: "male", constituency:"Cork South West"}),(nd:Politician {name: "Fiona O'Leary", <text:s/>gender: "female", constituency:"Cork South West"}),(ne:Politician {name: "Gillian Powell ", <text:s/>gender: "female", constituency:"Cork South West"}),(nf:Politician {name: "Peter Casey", <text:s/>gender: "male", constituency:"Donegal"}),(ng:Politician {name: "Tim Jackson", <text:s/>gender: "male", constituency:"Donegal"}),(nh:Politician {name: "Niamh Kennedy", <text:s/>gender: "female", constituency:"Donegal"}),(ni:Politician {name: "Frank McBrearty ", <text:s/>gender: "male", constituency:"Donegal"}),(nj:Politician {name: "Ian McGarvey", <text:s/>gender: "male", constituency:"Donegal"}),(nk:Politician {name: "Michael Mooney", <text:s/>gender: "male", constituency:"Donegal"}),(nl:Politician {name: "Thomas Pringle", <text:s/>gender: "male", constituency:"Donegal"}),(nm:Politician {name: "Dessie Shiels ", <text:s/>gender: "female", constituency:"Donegal"}),(nn:Politician {name: "Christy Burke", <text:s/>gender: "female", constituency:"Dublin Central"}),(no:Politician {name: "William D.J. Gorman", <text:s/>gender: "male", constituency:"Dublin Central"}),(np:Politician {name: "Kerry Guinan ", <text:s/>gender: "female", constituency:"Dublin Central"}),(nq:Politician {name: "Maureen O'Sullivan", <text:s/>gender: "female", constituency:"Dublin Central"}),(nr:Politician {name: "Cieran Perry", <text:s/>gender: "male", constituency:"Dublin Central"}),(ns:Politician {name: "Patrick Akpoveta", <text:s/>gender: "male", constituency:"Dublin Mid-West"}),(nt:Politician {name: "Paul Gogarty", <text:s/>gender: "male", constituency:"Dublin Mid-West"}),(nu:Politician {name: "Haroon Khan ", <text:s/>gender: "male", constituency:"Dublin Mid-West"}),(nv:Politician {name: "Clare Leonard ", <text:s/>gender: "female", constituency:"Dublin Mid-West"}),(nw:Politician {name: "Francis Timmons", <text:s/>gender: "male", constituency:"Dublin Mid-West"}),(nx:Politician {name: "Marcus de Brún", <text:s/>gender: "male", constituency:"Dublin Fingal"}),(ny:Politician {name: "Clare Daly", <text:s/>gender: "female", constituency:"Dublin Fingal"}),(nz:Politician {name: "Roslyn Fuller", <text:s/>gender: "female", constituency:"Dublin Fingal"}),(a:Politician {name: "Tony Murphy", <text:s/>gender: "male", constituency:"Dublin Fingal"}),(ab:Politician {name: "Fergal O'Connell ", <text:s/>gender: "male", constituency:"Dublin Fingal"}),(ac:Politician {name: "Tommy Broughan", <text:s/>gender: "male", constituency:"Dublin Bay North"}),(ad:Politician {name: "Paul Clarke", <text:s/>gender: "male", constituency:"Dublin Bay North"}),(ae:Politician {name: "Jimmy Guerin ", <text:s/>gender: "male", constituency:"Dublin Bay North"}),(af:Politician {name: "Finan McGrath", <text:s/>gender: "male", constituency:"Dublin Bay North"}),(ag:Politician {name: "Prionsias Ó Conaráin ", <text:s/>gender: "male", constituency:"Dublin Bay North"}),(ah:Politician {name: "Damien O'Neill ", <text:s/>gender: "male", constituency:"Dublin Bay North"}),(ai:Politician {name: "Averil Power", <text:s/>gender: "female", constituency:"Dublin Bay North"}),(aj:Politician {name: "Mannix Flynn ", <text:s/>gender: "male", constituency:"Dublin Bay South"}),(ak:Politician {name: "William D.J. Gorman", <text:s/>gender: "male", constituency:"Dublin Bay South"}),(al:Politician {name: "John Dominic Keigher ", <text:s/>gender: "male", constituency:"Dublin Bay South"}),(am:Politician {name: "Alan MacStiofáin ", <text:s/>gender: "male", constituency:"Dublin Bay South"}),(an:Politician {name: "Eoin Tierney", <text:s/>gender: "male", constituency:"Dublin Bay South"}),(ao:Politician {name: "Bernie Hughes", <text:s/>gender: "female", constituency:"Dublin North West"}),(ap:Politician {name: "Peter Mathews", <text:s/>gender: "male", constituency:"Dublin Rathdown"}),(aq:Politician {name: "Patrick O'Connell ", <text:s/>gender: "male", constituency:"Dublin Rathdown"}),(ar:Politician {name: "Shane Ross", <text:s/>gender: "male", constituency:"Dublin Rathdown"}),(as:Politician {name: "Joan Collins", <text:s/>gender: "female", constituency:"Dublin South Central"}),(at:Politician {name: "Paul Hand ", <text:s/>gender: "male", constituency:"Dublin South Central"}),(au:Politician {name: "Richard Murray", <text:s/>gender: "male", constituency:"Dublin South Central"}),(av:Politician {name: "Declan Burke", <text:s/>gender: "male", constituency:"Dublin South West"}),(aw:Politician {name: "Peter Fitzpatrick ", <text:s/>gender: "male", constituency:"Dublin South West"}),(ax:Politician {name: "Eamonn Maloney ", <text:s/>gender: "male", constituency:"Dublin South West"}),(ay:Politician {name: "Deirdre O'Donovan", <text:s/>gender: "female", constituency:"Dublin South West"}),(az:Politician {name: "Frank O'Gorman ", <text:s/>gender: "male", constituency:"Dublin South West"}),(b:Politician {name: "Kieran Adam Quigley", <text:s/>gender: "male", constituency:"Dublin South West"}),(ba:Politician {name: "Joan Summerville-Molloy ", <text:s/>gender: "female", constituency:"Dublin South West"}),(bb:Politician {name: "Katherine Zappone", <text:s/>gender: "female", constituency:"Dublin South West"}),(bc:Politician {name: "Dermot Casey ", <text:s/>gender: "male", constituency:"Dublin West"}),(bd:Politician {name: "T.J. Clare", <text:s/>gender: "male", constituency:"Dublin West"}),(be:Politician {name: "David McGuinness ", <text:s/>gender: "male", constituency:"Dublin West"}),(bf:Politician {name: "Lorna Nolan  ", <text:s/>gender: "female", constituency:"Dublin West"}),(bg:Politician {name: "Carol Hunt  ", <text:s/>gender: "female", constituency:"Dún Laoghaire"}),(bh:Politician {name: "Sean Canney", <text:s/>gender: "male", constituency:"Galway East"}),(bi:Politician {name: "Michael Fahy", <text:s/>gender: "male", constituency:"Galway East"}),(bj:Politician {name: "James Charity ", <text:s/>gender: "male", constituency:"Galway West"}),(bk:Politician {name: "Catherine Connolly", <text:s/>gender: "female", constituency:"Galway West"}),(bl:Politician {name: "Mike Cubbard", <text:s/>gender: "male", constituency:"Galway West"}),(bm:Politician {name: "Noel Grealish", <text:s/>gender: "male", constituency:"Galway West"}),(bn:Politician {name: "Fidelma Healy-Eames", <text:s/>gender: "female", constituency:"Galway West"}),(bo:Politician {name: "Tommy Roddy ", <text:s/>gender: "male", constituency:"Galway West"}),(bp:Politician {name: "Mary E. Fitzgibbon", <text:s/>gender: "female", constituency:"Kerry"}),(bq:Politician {name: "Henry Gaynor", <text:s/>gender: "male", constituency:"Kerry"}),(br:Politician {name: "Danny Healy-Rae ", <text:s/>gender: "male", constituency:"Kerry"}),(bs:Politician {name: "Michael Healy-Rae", <text:s/>gender: "male", constituency:"Kerry"}),(bt:Politician {name: "Kevin Murphy", <text:s/>gender: "male", constituency:"Kerry"}),(bu:Politician {name: "Michael O'Gorman ", <text:s/>gender: "male", constituency:"Kerry"}),(bv:Politician {name: "Michael Beirne", <text:s/>gender: "male", constituency:"Kildare North"}),(bx:Politician {name: "Gerard Dunne", <text:s/>gender: "male", constituency:"Kildare North"}),(by:Politician {name: "Elizabeth O'Sullivan ", <text:s/>gender: "female", constituency:"Kildare North"}),(bz:Politician {name: "Brendan Young", <text:s/>gender: "male", constituency:"Kildare North"}),(c:Politician {name: "Declan Crowe", <text:s/>gender: "male", constituency:"Kildare South"}),(ca:Politician {name: "Desmond Hayes", <text:s/>gender: "male", constituency:"Limerick City"}),(cb:Politician {name: "Denis Riordan  ", <text:s/>gender: "male", constituency:"Limerick City"}),(cc:Politician {name: "Emmett O'Brien ", <text:s/>gender: "male", constituency:"Limerick"}),(cd:Politician {name: "Richard O'Donoghue", <text:s/>gender: "male", constituency:"Limerick"}),(ce:Politician {name: "John O'Gorman ", <text:s/>gender: "male", constituency:"Limerick"}),(cf:Politician {name: "Brian Fagan ", <text:s/>gender: "male", constituency:"Longford-Westmeath"}),(cg:Politician {name: "Donal Jackson ", <text:s/>gender: "male", constituency:"Longford-Westmeath"}),(ch:Politician {name: "Frank Kilbride", <text:s/>gender: "male", constituency:"Longford-Westmeath"}),(ci:Politician {name: "James Miller ", <text:s/>gender: "male", constituency:"Longford-Westmeath"}),(cj:Politician {name: "Kevin Moran", <text:s/>gender: "male", constituency:"Longford-Westmeath"}),(ck:Politician {name: "James Morgan", <text:s/>gender: "male", constituency:"Longford-Westmeath"}),(cl:Politician {name: "Mae Sexton ", <text:s/>gender: "female", constituency:"Longford-Westmeath"}),(cm:Politician {name: "Barbara Smyth ", <text:s/>gender: "female", constituency:"Longford-Westmeath"}),(cn:Politician {name: "David Bradley ", <text:s/>gender: "male", constituency:"Louth"}),(co:Politician {name: "Kevin Callan", <text:s/>gender: "male", constituency:"Louth"}),(cp:Politician {name: "Maeve Yore ", <text:s/>gender: "female", constituency:"Louth"}),(cq:Politician {name: "Jerry Cowley", <text:s/>gender: "male", constituency:"Mayo"}),(cr:Politician {name: "Seán Forkan", <text:s/>gender: "male", constituency:"Mayo"}),(cs:Politician {name: "Peter Jordan", <text:s/>gender: "male", constituency:"Mayo"}),(ct:Politician {name: "Stephen Manning ", <text:s/>gender: "male", constituency:"Mayo"}),(cu:Politician {name: "Gerry O'Boyle", <text:s/>gender: "male", constituency:"Mayo"}),(cv:Politician {name: "George O'Malley", <text:s/>gender: "male", constituency:"Mayo"}),(cw:Politician {name: "Kamal Uddin ", <text:s/>gender: "male", constituency:"Mayo"}),(cx:Politician {name: "Joe Bonner ", <text:s/>gender: "male", constituency:"Meath East"}),(cy:Politician {name: "Sharon Keogan ", <text:s/>gender: "female", constituency:"Meath East"}),(cz:Politician {name: "Trevor Golden ", <text:s/>gender: "male", constituency:"Meath West"}),(da:Politician {name: "John Malone  ", <text:s/>gender: "male", constituency:"Meath West"}),(db:Politician {name: "Kate Bopp", <text:s/>gender: "female", constituency:"Offaly"}),(dc:Politician {name: "John Foley ", <text:s/>gender: "male", constituency:"Offaly"}),(zz:Politician {name: "Joe Hannigan", <text:s/>gender: "male", constituency:"Offaly"}),(dd:Politician {name: "Teresa Ryan-Feehan ", <text:s/>gender: "female", constituency:"Offaly"}),(de:Politician {name: "Tony Coleman", <text:s/>gender: "male", constituency:"Roscommon-Galway"}),(df:Politician {name: "Thomas Declan Fallon", <text:s/>gender: "male", constituency:"Roscommon-Galway"}),(dg:Politician {name: "Michael Fitzmaurice", <text:s/>gender: "male", constituency:"Roscommon-Galway"}),(dh:Politician {name: "Denis Naughten ", <text:s/>gender: "male", constituency:"Roscommon-Galway"}),(di:Politician {name: "Declan Bree ", <text:s/>gender: "male", constituency:"Sligo-Leitrim"}),(dj:Politician {name: "Marie Casserly", <text:s/>gender: "female", constituency:"Sligo-Leitrim"}),(dk:Politician {name: "Des Guckian", <text:s/>gender: "male", constituency:"Sligo-Leitrim"}),(dl:Politician {name: "Bernie O'Hara", <text:s/>gender: "female", constituency:"Sligo-Leitrim"}),(dm:Politician {name: "Eamon Murray ", <text:s/>gender: "male", constituency:"Sligo-Leitrim"}),(dn:Politician {name: "Gary Smylie", <text:s/>gender: "male", constituency:"Sligo-Leitrim"}),(do:Politician {name: "Bernard Sweeney ", <text:s/>gender: "male", constituency:"Sligo-Leitrim"}),(dp:Politician {name: "Michael Dillon", <text:s/>gender: "male", constituency:"Tipperary"}),(dq:Politician {name: "Michael Lowry", <text:s/>gender: "male", constituency:"Tipperary"}),(dr:Politician {name: "Mattie McGrath", <text:s/>gender: "male", constituency:"Tipperary"}),(ds:Politician {name: "Shiekh M Ahmed", <text:s/>gender: "male", constituency:"Waterford"}),(dt:Politician {name: "John Halligan", <text:s/>gender: "male", constituency:"Waterford"}),(du:Politician {name: "John Walsh ", <text:s/>gender: "male", constituency:"Waterford"}),(dv:Politician {name: "Breda Cahill", <text:s/>gender: "female", constituency:"Wexford"}),(dw:Politician {name: "Ger Carthy", <text:s/>gender: "male", constituency:"Wexford"}),(dx:Politician {name: "Caroline Foxe ", <text:s/>gender: "female", constituency:"Wexford"}),(dy:Politician {name: "Emmet Moloney ", <text:s/>gender: "male", constituency:"Wexford"}),(dz:Politician {name: "Paul O'Hanlon  ", <text:s/>gender: "male", constituency:"Wexford"}),(e:Politician {name: "Joe Behan ", <text:s/>gender: "male", constituency:"Wicklow"}),(ea:Politician {name: "Bob Kearns", <text:s/>gender: "male", constituency:"Wicklow"}),(eb:Politician {name: "Charlie Keddy", <text:s/>gender: "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2">
            <text:p>Paddy Manning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rlow-Kilkenny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Paddy Manning &quot;,  gender: &quot;male&quot;, constituency:&quot;Carlow-Kilkenny&quot;})," table:formula="of:=CONCATENATE([.A2]; [.B2]; [.C2]; [.D2]; [.E2]; [.F2]; [.G2])" table:style-name="ce1">
            <text:p>(ma:Politician {name: "Paddy Manning ", <text:s/>gender: "male", constituency:"Carlow-Kilkenny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2">
            <text:p>Noel G. Walsh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rlow-Kilkenny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Noel G. Walsh &quot;,  gender: &quot;male&quot;, constituency:&quot;Carlow-Kilkenny&quot;})," table:formula="of:=CONCATENATE([.A3]; [.B3]; [.C3]; [.D3]; [.E3]; [.F3]; [.G3])" table:style-name="ce1">
            <text:p>(mb:Politician {name: "Noel G. Walsh ", <text:s/>gender: "male", constituency:"Carlow-Kilkenny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2">
            <text:p>Sean Conl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Sean Conlan&quot;,  gender: &quot;male&quot;, constituency:&quot;Cavan-Monaghan&quot;})," table:formula="of:=CONCATENATE([.A4]; [.B4]; [.C4]; [.D4]; [.E4]; [.F4]; [.G4])" table:style-name="ce1">
            <text:p>(me:Politician {name: "Sean Conlan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2">
            <text:p>Jimmy Me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Jimmy Mee&quot;,  gender: &quot;male&quot;, constituency:&quot;Cavan-Monaghan&quot;})," table:formula="of:=CONCATENATE([.A5]; [.B5]; [.C5]; [.D5]; [.E5]; [.F5]; [.G5])" table:style-name="ce1">
            <text:p>(mf:Politician {name: "Jimmy Mee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2">
            <text:p>Emmet Smith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Emmet Smith &quot;,  gender: &quot;male&quot;, constituency:&quot;Cavan-Monaghan&quot;})," table:formula="of:=CONCATENATE([.A6]; [.B6]; [.C6]; [.D6]; [.E6]; [.F6]; [.G6])" table:style-name="ce1">
            <text:p>(mg:Politician {name: "Emmet Smith 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2">
            <text:p>Mary Smyth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Mary Smyth &quot;,  gender: &quot;female&quot;, constituency:&quot;Cavan-Monaghan&quot;})," table:formula="of:=CONCATENATE([.A7]; [.B7]; [.C7]; [.D7]; [.E7]; [.F7]; [.G7])" table:style-name="ce1">
            <text:p>(mh:Politician {name: "Mary Smyth ", <text:s/>gender: "fe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2">
            <text:p>John Wils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John Wilson&quot;,  gender: &quot;male&quot;, constituency:&quot;Cavan-Monaghan&quot;})," table:formula="of:=CONCATENATE([.A8]; [.B8]; [.C8]; [.D8]; [.E8]; [.F8]; [.G8])" table:style-name="ce1">
            <text:p>(mi:Politician {name: "John Wilson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2">
            <text:p>Richard Flyn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Richard Flynn&quot;,  gender: &quot;male&quot;, constituency:&quot;Clare&quot;})," table:formula="of:=CONCATENATE([.A9]; [.B9]; [.C9]; [.D9]; [.E9]; [.F9]; [.G9])" table:style-name="ce1">
            <text:p>(ml:Politician {name: "Richard Flynn", <text:s/>gender: "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2">
            <text:p>Michael Hart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Michael Harty &quot;,  gender: &quot;male&quot;, constituency:&quot;Clare&quot;})," table:formula="of:=CONCATENATE([.A10]; [.B10]; [.C10]; [.D10]; [.E10]; [.F10]; [.G10])" table:style-name="ce1">
            <text:p>(mc:Politician {name: "Michael Harty ", <text:s/>gender: "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2">
            <text:p>Ian Lync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Ian Lynch&quot;,  gender: &quot;male&quot;, constituency:&quot;Clare&quot;})," table:formula="of:=CONCATENATE([.A11]; [.B11]; [.C11]; [.D11]; [.E11]; [.F11]; [.G11])" table:style-name="ce1">
            <text:p>(md:Politician {name: "Ian Lynch", <text:s/>gender: "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2">
            <text:p>Dermot Mulquee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Dermot Mulqueen &quot;,  gender: &quot;male&quot;, constituency:&quot;Clare&quot;})," table:formula="of:=CONCATENATE([.A12]; [.B12]; [.C12]; [.D12]; [.E12]; [.F12]; [.G12])" table:style-name="ce1">
            <text:p>(mj:Politician {name: "Dermot Mulqueen ", <text:s/>gender: "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2">
            <text:p>Ann Norto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Ann Norton &quot;,  gender: &quot;female&quot;, constituency:&quot;Clare&quot;})," table:formula="of:=CONCATENATE([.A13]; [.B13]; [.C13]; [.D13]; [.E13]; [.F13]; [.G13])" table:style-name="ce1">
            <text:p>(mk:Politician {name: "Ann Norton ", <text:s/>gender: "fe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2">
            <text:p>André Sibo Hakizimana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lare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André Sibo Hakizimana  &quot;,  gender: &quot;male&quot;, constituency:&quot;Clare&quot;})," table:formula="of:=CONCATENATE([.A14]; [.B14]; [.C14]; [.D14]; [.E14]; [.F14]; [.G14])" table:style-name="ce1">
            <text:p>(mm:Politician {name: "André Sibo Hakizimana  ", <text:s/>gender: "male", constituency:"Cla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2">
            <text:p>Paddy Bullm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Paddy Bullman &quot;,  gender: &quot;male&quot;, constituency:&quot;Cork East&quot;})," table:formula="of:=CONCATENATE([.A15]; [.B15]; [.C15]; [.D15]; [.E15]; [.F15]; [.G15])" table:style-name="ce1">
            <text:p>(mn:Politician {name: "Paddy Bullman ", <text:s/>gender: "male", constituency:"Cork Ea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2">
            <text:p>Ross Cann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Ross Cannon&quot;,  gender: &quot;male&quot;, constituency:&quot;Cork East&quot;})," table:formula="of:=CONCATENATE([.A16]; [.B16]; [.C16]; [.D16]; [.E16]; [.F16]; [.G16])" table:style-name="ce1">
            <text:p>(mo:Politician {name: "Ross Cannon", <text:s/>gender: "male", constituency:"Cork Ea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2">
            <text:p>Claire Cullina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Claire Cullinane&quot;,  gender: &quot;female&quot;, constituency:&quot;Cork East&quot;})," table:formula="of:=CONCATENATE([.A17]; [.B17]; [.C17]; [.D17]; [.E17]; [.F17]; [.G17])" table:style-name="ce1">
            <text:p>(mp:Politician {name: "Claire Cullinane", <text:s/>gender: "female", constituency:"Cork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2">
            <text:p>Mary Linehan Fole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Mary Linehan Foley &quot;,  gender: &quot;female&quot;, constituency:&quot;Cork East&quot;})," table:formula="of:=CONCATENATE([.A18]; [.B18]; [.C18]; [.D18]; [.E18]; [.F18]; [.G18])" table:style-name="ce1">
            <text:p>(mq:Politician {name: "Mary Linehan Foley ", <text:s/>gender: "female", constituency:"Cork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2">
            <text:p>Kieran McCart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East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Kieran McCarthy&quot;,  gender: &quot;male&quot;, constituency:&quot;Cork East&quot;})," table:formula="of:=CONCATENATE([.A19]; [.B19]; [.C19]; [.D19]; [.E19]; [.F19]; [.G19])" table:style-name="ce1">
            <text:p>(mr:Politician {name: "Kieran McCarthy", <text:s/>gender: "male", constituency:"Cork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2">
            <text:p>Ger Keoha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Ger Keohane&quot;,  gender: &quot;male&quot;, constituency:&quot;Cork North Central&quot;})," table:formula="of:=CONCATENATE([.A20]; [.B20]; [.C20]; [.D20]; [.E20]; [.F20]; [.G20])" table:style-name="ce1">
            <text:p>(ms:Politician {name: "Ger Keohane", <text:s/>gender: "male", constituency:"Cork Nor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2">
            <text:p>Mick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Mick Murphy&quot;,  gender: &quot;male&quot;, constituency:&quot;Cork North Central&quot;})," table:formula="of:=CONCATENATE([.A21]; [.B21]; [.C21]; [.D21]; [.E21]; [.F21]; [.G21])" table:style-name="ce1">
            <text:p>(mt:Politician {name: "Mick Murphy", <text:s/>gender: "male", constituency:"Cork Nor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2">
            <text:p>Peter O'Loughli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Peter O'Loughlin &quot;,  gender: &quot;male&quot;, constituency:&quot;Cork North Central&quot;})," table:formula="of:=CONCATENATE([.A22]; [.B22]; [.C22]; [.D22]; [.E22]; [.F22]; [.G22])" table:style-name="ce1">
            <text:p>(mu:Politician {name: "Peter O'Loughlin ", <text:s/>gender: "male", constituency:"Cork Nor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2">
            <text:p>Aislinn Tongu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Aislinn Tongue&quot;,  gender: &quot;female&quot;, constituency:&quot;Cork North Central&quot;})," table:formula="of:=CONCATENATE([.A23]; [.B23]; [.C23]; [.D23]; [.E23]; [.F23]; [.G23])" table:style-name="ce1">
            <text:p>(mv:Politician {name: "Aislinn Tongue", <text:s/>gender: "female", constituency:"Cork Nor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2">
            <text:p>Diarmuid O'Flyn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West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Diarmuid O'Flynn &quot;,  gender: &quot;male&quot;, constituency:&quot;Cork North West&quot;})," table:formula="of:=CONCATENATE([.A24]; [.B24]; [.C24]; [.D24]; [.E24]; [.F24]; [.G24])" table:style-name="ce1">
            <text:p>(mw:Politician {name: "Diarmuid O'Flynn ", <text:s/>gender: "male", constituency:"Cork Nor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2">
            <text:p>Steven O'Riord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West</text:p>
          </table:table-cell>
          <table:table-cell office:value-type="string" table:style-name="ce1">
            <text:p>"}),</text:p>
          </table:table-cell>
          <table:table-cell office:value-type="string" office:string-value="(mx:Politician {name: &quot;Steven O'Riordan&quot;,  gender: &quot;male&quot;, constituency:&quot;Cork North West&quot;})," table:formula="of:=CONCATENATE([.A25]; [.B25]; [.C25]; [.D25]; [.E25]; [.F25]; [.G25])" table:style-name="ce1">
            <text:p>(mx:Politician {name: "Steven O'Riordan", <text:s/>gender: "male", constituency:"Cork Nor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y:Politician {name: "</text:p>
          </table:table-cell>
          <table:table-cell office:value-type="string" table:style-name="ce2">
            <text:p>John Paul O'Shea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North West</text:p>
          </table:table-cell>
          <table:table-cell office:value-type="string" table:style-name="ce1">
            <text:p>"}),</text:p>
          </table:table-cell>
          <table:table-cell office:value-type="string" office:string-value="(my:Politician {name: &quot;John Paul O'Shea &quot;,  gender: &quot;male&quot;, constituency:&quot;Cork North West&quot;})," table:formula="of:=CONCATENATE([.A26]; [.B26]; [.C26]; [.D26]; [.E26]; [.F26]; [.G26])" table:style-name="ce1">
            <text:p>(my:Politician {name: "John Paul O'Shea ", <text:s/>gender: "male", constituency:"Cork Nor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z:Politician {name: "</text:p>
          </table:table-cell>
          <table:table-cell office:value-type="string" table:style-name="ce2">
            <text:p>Mick Fin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z:Politician {name: &quot;Mick Finn &quot;,  gender: &quot;male&quot;, constituency:&quot;Cork South Central&quot;})," table:formula="of:=CONCATENATE([.A27]; [.B27]; [.C27]; [.D27]; [.E27]; [.F27]; [.G27])" table:style-name="ce1">
            <text:p>(mz:Politician {name: "Mick Finn ", <text:s/>gender: "male", constituency:"Cork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2">
            <text:p>Joe Harris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Joe Harris &quot;,  gender: &quot;male&quot;, constituency:&quot;Cork South Central&quot;})," table:formula="of:=CONCATENATE([.A28]; [.B28]; [.C28]; [.D28]; [.E28]; [.F28]; [.G28])" table:style-name="ce1">
            <text:p>(m:Politician {name: "Joe Harris ", <text:s/>gender: "male", constituency:"Cork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a:Politician {name: "</text:p>
          </table:table-cell>
          <table:table-cell office:value-type="string" table:style-name="ce2">
            <text:p>Elizabeth Hourihane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na:Politician {name: &quot;Elizabeth Hourihane  &quot;,  gender: &quot;female&quot;, constituency:&quot;Cork South Central&quot;})," table:formula="of:=CONCATENATE([.A29]; [.B29]; [.C29]; [.D29]; [.E29]; [.F29]; [.G29])" table:style-name="ce1">
            <text:p>(na:Politician {name: "Elizabeth Hourihane  ", <text:s/>gender: "female", constituency:"Cork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b:Politician {name: "</text:p>
          </table:table-cell>
          <table:table-cell office:value-type="string" table:style-name="ce2">
            <text:p>Alan Cole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nb:Politician {name: &quot;Alan Coleman&quot;,  gender: &quot;male&quot;, constituency:&quot;Cork South West&quot;})," table:formula="of:=CONCATENATE([.A30]; [.B30]; [.C30]; [.D30]; [.E30]; [.F30]; [.G30])" table:style-name="ce1">
            <text:p>(nb:Politician {name: "Alan Coleman", <text:s/>gender: "male", constituency:"Cork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c:Politician {name: "</text:p>
          </table:table-cell>
          <table:table-cell office:value-type="string" table:style-name="ce2">
            <text:p>Michael Colli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nc:Politician {name: &quot;Michael Collins&quot;,  gender: &quot;male&quot;, constituency:&quot;Cork South West&quot;})," table:formula="of:=CONCATENATE([.A31]; [.B31]; [.C31]; [.D31]; [.E31]; [.F31]; [.G31])" table:style-name="ce1">
            <text:p>(nc:Politician {name: "Michael Collins", <text:s/>gender: "male", constituency:"Cork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d:Politician {name: "</text:p>
          </table:table-cell>
          <table:table-cell office:value-type="string" table:style-name="ce2">
            <text:p>Fiona O'Lea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nd:Politician {name: &quot;Fiona O'Leary&quot;,  gender: &quot;female&quot;, constituency:&quot;Cork South West&quot;})," table:formula="of:=CONCATENATE([.A32]; [.B32]; [.C32]; [.D32]; [.E32]; [.F32]; [.G32])" table:style-name="ce1">
            <text:p>(nd:Politician {name: "Fiona O'Leary", <text:s/>gender: "female", constituency:"Cork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e:Politician {name: "</text:p>
          </table:table-cell>
          <table:table-cell office:value-type="string" table:style-name="ce2">
            <text:p>Gillian Powe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ne:Politician {name: &quot;Gillian Powell &quot;,  gender: &quot;female&quot;, constituency:&quot;Cork South West&quot;})," table:formula="of:=CONCATENATE([.A33]; [.B33]; [.C33]; [.D33]; [.E33]; [.F33]; [.G33])" table:style-name="ce1">
            <text:p>(ne:Politician {name: "Gillian Powell ", <text:s/>gender: "female", constituency:"Cork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f:Politician {name: "</text:p>
          </table:table-cell>
          <table:table-cell office:value-type="string" table:style-name="ce2">
            <text:p>Peter Cas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f:Politician {name: &quot;Peter Casey&quot;,  gender: &quot;male&quot;, constituency:&quot;Donegal&quot;})," table:formula="of:=CONCATENATE([.A34]; [.B34]; [.C34]; [.D34]; [.E34]; [.F34]; [.G34])" table:style-name="ce1">
            <text:p>(nf:Politician {name: "Peter Casey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g:Politician {name: "</text:p>
          </table:table-cell>
          <table:table-cell office:value-type="string" table:style-name="ce2">
            <text:p>Tim Jacks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g:Politician {name: &quot;Tim Jackson&quot;,  gender: &quot;male&quot;, constituency:&quot;Donegal&quot;})," table:formula="of:=CONCATENATE([.A35]; [.B35]; [.C35]; [.D35]; [.E35]; [.F35]; [.G35])" table:style-name="ce1">
            <text:p>(ng:Politician {name: "Tim Jackson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h:Politician {name: "</text:p>
          </table:table-cell>
          <table:table-cell office:value-type="string" table:style-name="ce2">
            <text:p>Niamh Kenne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h:Politician {name: &quot;Niamh Kennedy&quot;,  gender: &quot;female&quot;, constituency:&quot;Donegal&quot;})," table:formula="of:=CONCATENATE([.A36]; [.B36]; [.C36]; [.D36]; [.E36]; [.F36]; [.G36])" table:style-name="ce1">
            <text:p>(nh:Politician {name: "Niamh Kennedy", <text:s/>gender: "fe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i:Politician {name: "</text:p>
          </table:table-cell>
          <table:table-cell office:value-type="string" table:style-name="ce2">
            <text:p>Frank McBreart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i:Politician {name: &quot;Frank McBrearty &quot;,  gender: &quot;male&quot;, constituency:&quot;Donegal&quot;})," table:formula="of:=CONCATENATE([.A37]; [.B37]; [.C37]; [.D37]; [.E37]; [.F37]; [.G37])" table:style-name="ce1">
            <text:p>(ni:Politician {name: "Frank McBrearty 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j:Politician {name: "</text:p>
          </table:table-cell>
          <table:table-cell office:value-type="string" table:style-name="ce2">
            <text:p>Ian McGarv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j:Politician {name: &quot;Ian McGarvey&quot;,  gender: &quot;male&quot;, constituency:&quot;Donegal&quot;})," table:formula="of:=CONCATENATE([.A38]; [.B38]; [.C38]; [.D38]; [.E38]; [.F38]; [.G38])" table:style-name="ce1">
            <text:p>(nj:Politician {name: "Ian McGarvey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k:Politician {name: "</text:p>
          </table:table-cell>
          <table:table-cell office:value-type="string" table:style-name="ce2">
            <text:p>Michael Moo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k:Politician {name: &quot;Michael Mooney&quot;,  gender: &quot;male&quot;, constituency:&quot;Donegal&quot;})," table:formula="of:=CONCATENATE([.A39]; [.B39]; [.C39]; [.D39]; [.E39]; [.F39]; [.G39])" table:style-name="ce1">
            <text:p>(nk:Politician {name: "Michael Mooney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l:Politician {name: "</text:p>
          </table:table-cell>
          <table:table-cell office:value-type="string" table:style-name="ce2">
            <text:p>Thomas Pring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l:Politician {name: &quot;Thomas Pringle&quot;,  gender: &quot;male&quot;, constituency:&quot;Donegal&quot;})," table:formula="of:=CONCATENATE([.A40]; [.B40]; [.C40]; [.D40]; [.E40]; [.F40]; [.G40])" table:style-name="ce1">
            <text:p>(nl:Politician {name: "Thomas Pringle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m:Politician {name: "</text:p>
          </table:table-cell>
          <table:table-cell office:value-type="string" table:style-name="ce2">
            <text:p>Dessie Shiels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nm:Politician {name: &quot;Dessie Shiels &quot;,  gender: &quot;female&quot;, constituency:&quot;Donegal&quot;})," table:formula="of:=CONCATENATE([.A41]; [.B41]; [.C41]; [.D41]; [.E41]; [.F41]; [.G41])" table:style-name="ce1">
            <text:p>(nm:Politician {name: "Dessie Shiels ", <text:s/>gender: "fe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n:Politician {name: "</text:p>
          </table:table-cell>
          <table:table-cell office:value-type="string" table:style-name="ce2">
            <text:p>Christy Bu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nn:Politician {name: &quot;Christy Burke&quot;,  gender: &quot;female&quot;, constituency:&quot;Dublin Central&quot;})," table:formula="of:=CONCATENATE([.A42]; [.B42]; [.C42]; [.D42]; [.E42]; [.F42]; [.G42])" table:style-name="ce1">
            <text:p>(nn:Politician {name: "Christy Burke", <text:s/>gender: "fe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o:Politician {name: "</text:p>
          </table:table-cell>
          <table:table-cell office:value-type="string" table:style-name="ce2">
            <text:p>William D.J. Gor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no:Politician {name: &quot;William D.J. Gorman&quot;,  gender: &quot;male&quot;, constituency:&quot;Dublin Central&quot;})," table:formula="of:=CONCATENATE([.A43]; [.B43]; [.C43]; [.D43]; [.E43]; [.F43]; [.G43])" table:style-name="ce1">
            <text:p>(no:Politician {name: "William D.J. Gorman", <text:s/>gender: "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p:Politician {name: "</text:p>
          </table:table-cell>
          <table:table-cell office:value-type="string" table:style-name="ce2">
            <text:p>Kerry Guin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np:Politician {name: &quot;Kerry Guinan &quot;,  gender: &quot;female&quot;, constituency:&quot;Dublin Central&quot;})," table:formula="of:=CONCATENATE([.A44]; [.B44]; [.C44]; [.D44]; [.E44]; [.F44]; [.G44])" table:style-name="ce1">
            <text:p>(np:Politician {name: "Kerry Guinan ", <text:s/>gender: "fe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q:Politician {name: "</text:p>
          </table:table-cell>
          <table:table-cell office:value-type="string" table:style-name="ce2">
            <text:p>Maureen O'Sulliv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nq:Politician {name: &quot;Maureen O'Sullivan&quot;,  gender: &quot;female&quot;, constituency:&quot;Dublin Central&quot;})," table:formula="of:=CONCATENATE([.A45]; [.B45]; [.C45]; [.D45]; [.E45]; [.F45]; [.G45])" table:style-name="ce1">
            <text:p>(nq:Politician {name: "Maureen O'Sullivan", <text:s/>gender: "fe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r:Politician {name: "</text:p>
          </table:table-cell>
          <table:table-cell office:value-type="string" table:style-name="ce2">
            <text:p>Cieran Per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nr:Politician {name: &quot;Cieran Perry&quot;,  gender: &quot;male&quot;, constituency:&quot;Dublin Central&quot;})," table:formula="of:=CONCATENATE([.A46]; [.B46]; [.C46]; [.D46]; [.E46]; [.F46]; [.G46])" table:style-name="ce1">
            <text:p>(nr:Politician {name: "Cieran Perry", <text:s/>gender: "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s:Politician {name: "</text:p>
          </table:table-cell>
          <table:table-cell office:value-type="string" table:style-name="ce2">
            <text:p>Patrick Akpovet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ns:Politician {name: &quot;Patrick Akpoveta&quot;,  gender: &quot;male&quot;, constituency:&quot;Dublin Mid-West&quot;})," table:formula="of:=CONCATENATE([.A47]; [.B47]; [.C47]; [.D47]; [.E47]; [.F47]; [.G47])" table:style-name="ce1">
            <text:p>(ns:Politician {name: "Patrick Akpoveta", <text:s/>gender: "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t:Politician {name: "</text:p>
          </table:table-cell>
          <table:table-cell office:value-type="string" table:style-name="ce2">
            <text:p>Paul Goga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nt:Politician {name: &quot;Paul Gogarty&quot;,  gender: &quot;male&quot;, constituency:&quot;Dublin Mid-West&quot;})," table:formula="of:=CONCATENATE([.A48]; [.B48]; [.C48]; [.D48]; [.E48]; [.F48]; [.G48])" table:style-name="ce1">
            <text:p>(nt:Politician {name: "Paul Gogarty", <text:s/>gender: "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u:Politician {name: "</text:p>
          </table:table-cell>
          <table:table-cell office:value-type="string" table:style-name="ce2">
            <text:p>Haroon Kh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nu:Politician {name: &quot;Haroon Khan &quot;,  gender: &quot;male&quot;, constituency:&quot;Dublin Mid-West&quot;})," table:formula="of:=CONCATENATE([.A49]; [.B49]; [.C49]; [.D49]; [.E49]; [.F49]; [.G49])" table:style-name="ce1">
            <text:p>(nu:Politician {name: "Haroon Khan ", <text:s/>gender: "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v:Politician {name: "</text:p>
          </table:table-cell>
          <table:table-cell office:value-type="string" table:style-name="ce2">
            <text:p>Clare Leonard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nv:Politician {name: &quot;Clare Leonard &quot;,  gender: &quot;female&quot;, constituency:&quot;Dublin Mid-West&quot;})," table:formula="of:=CONCATENATE([.A50]; [.B50]; [.C50]; [.D50]; [.E50]; [.F50]; [.G50])" table:style-name="ce1">
            <text:p>(nv:Politician {name: "Clare Leonard ", <text:s/>gender: "fe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w:Politician {name: "</text:p>
          </table:table-cell>
          <table:table-cell office:value-type="string" table:style-name="ce2">
            <text:p>Francis Timmo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nw:Politician {name: &quot;Francis Timmons&quot;,  gender: &quot;male&quot;, constituency:&quot;Dublin Mid-West&quot;})," table:formula="of:=CONCATENATE([.A51]; [.B51]; [.C51]; [.D51]; [.E51]; [.F51]; [.G51])" table:style-name="ce1">
            <text:p>(nw:Politician {name: "Francis Timmons", <text:s/>gender: "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x:Politician {name: "</text:p>
          </table:table-cell>
          <table:table-cell office:value-type="string" table:style-name="ce2">
            <text:p>Marcus de Brú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nx:Politician {name: &quot;Marcus de Brún&quot;,  gender: &quot;male&quot;, constituency:&quot;Dublin Fingal&quot;})," table:formula="of:=CONCATENATE([.A52]; [.B52]; [.C52]; [.D52]; [.E52]; [.F52]; [.G52])" table:style-name="ce1">
            <text:p>(nx:Politician {name: "Marcus de Brún", <text:s/>gender: "male", constituency:"Dublin Fin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y:Politician {name: "</text:p>
          </table:table-cell>
          <table:table-cell office:value-type="string" table:style-name="ce2">
            <text:p>Clare Da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ny:Politician {name: &quot;Clare Daly&quot;,  gender: &quot;female&quot;, constituency:&quot;Dublin Fingal&quot;})," table:formula="of:=CONCATENATE([.A53]; [.B53]; [.C53]; [.D53]; [.E53]; [.F53]; [.G53])" table:style-name="ce1">
            <text:p>(ny:Politician {name: "Clare Daly", <text:s/>gender: "female", constituency:"Dublin Fin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nz:Politician {name: "</text:p>
          </table:table-cell>
          <table:table-cell office:value-type="string" table:style-name="ce2">
            <text:p>Roslyn Full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nz:Politician {name: &quot;Roslyn Fuller&quot;,  gender: &quot;female&quot;, constituency:&quot;Dublin Fingal&quot;})," table:formula="of:=CONCATENATE([.A54]; [.B54]; [.C54]; [.D54]; [.E54]; [.F54]; [.G54])" table:style-name="ce1">
            <text:p>(nz:Politician {name: "Roslyn Fuller", <text:s/>gender: "female", constituency:"Dublin Fin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:Politician {name: "</text:p>
          </table:table-cell>
          <table:table-cell office:value-type="string" table:style-name="ce2">
            <text:p>Tony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a:Politician {name: &quot;Tony Murphy&quot;,  gender: &quot;male&quot;, constituency:&quot;Dublin Fingal&quot;})," table:formula="of:=CONCATENATE([.A55]; [.B55]; [.C55]; [.D55]; [.E55]; [.F55]; [.G55])" table:style-name="ce1">
            <text:p>(a:Politician {name: "Tony Murphy", <text:s/>gender: "male", constituency:"Dublin Fin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b:Politician {name: "</text:p>
          </table:table-cell>
          <table:table-cell office:value-type="string" table:style-name="ce2">
            <text:p>Fergal O'Conne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Fingal</text:p>
          </table:table-cell>
          <table:table-cell office:value-type="string" table:style-name="ce1">
            <text:p>"}),</text:p>
          </table:table-cell>
          <table:table-cell office:value-type="string" office:string-value="(ab:Politician {name: &quot;Fergal O'Connell &quot;,  gender: &quot;male&quot;, constituency:&quot;Dublin Fingal&quot;})," table:formula="of:=CONCATENATE([.A56]; [.B56]; [.C56]; [.D56]; [.E56]; [.F56]; [.G56])" table:style-name="ce1">
            <text:p>(ab:Politician {name: "Fergal O'Connell ", <text:s/>gender: "male", constituency:"Dublin Fin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c:Politician {name: "</text:p>
          </table:table-cell>
          <table:table-cell office:value-type="string" table:style-name="ce2">
            <text:p>Tommy Broug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c:Politician {name: &quot;Tommy Broughan&quot;,  gender: &quot;male&quot;, constituency:&quot;Dublin Bay North&quot;})," table:formula="of:=CONCATENATE([.A57]; [.B57]; [.C57]; [.D57]; [.E57]; [.F57]; [.G57])" table:style-name="ce1">
            <text:p>(ac:Politician {name: "Tommy Broughan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d:Politician {name: "</text:p>
          </table:table-cell>
          <table:table-cell office:value-type="string" table:style-name="ce2">
            <text:p>Paul Cla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d:Politician {name: &quot;Paul Clarke&quot;,  gender: &quot;male&quot;, constituency:&quot;Dublin Bay North&quot;})," table:formula="of:=CONCATENATE([.A58]; [.B58]; [.C58]; [.D58]; [.E58]; [.F58]; [.G58])" table:style-name="ce1">
            <text:p>(ad:Politician {name: "Paul Clarke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e:Politician {name: "</text:p>
          </table:table-cell>
          <table:table-cell office:value-type="string" table:style-name="ce2">
            <text:p>Jimmy Gueri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e:Politician {name: &quot;Jimmy Guerin &quot;,  gender: &quot;male&quot;, constituency:&quot;Dublin Bay North&quot;})," table:formula="of:=CONCATENATE([.A59]; [.B59]; [.C59]; [.D59]; [.E59]; [.F59]; [.G59])" table:style-name="ce1">
            <text:p>(ae:Politician {name: "Jimmy Guerin 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f:Politician {name: "</text:p>
          </table:table-cell>
          <table:table-cell office:value-type="string" table:style-name="ce2">
            <text:p>Finan McGra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f:Politician {name: &quot;Finan McGrath&quot;,  gender: &quot;male&quot;, constituency:&quot;Dublin Bay North&quot;})," table:formula="of:=CONCATENATE([.A60]; [.B60]; [.C60]; [.D60]; [.E60]; [.F60]; [.G60])" table:style-name="ce1">
            <text:p>(af:Politician {name: "Finan McGrath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g:Politician {name: "</text:p>
          </table:table-cell>
          <table:table-cell office:value-type="string" table:style-name="ce2">
            <text:p>Prionsias Ó Conarái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g:Politician {name: &quot;Prionsias Ó Conaráin &quot;,  gender: &quot;male&quot;, constituency:&quot;Dublin Bay North&quot;})," table:formula="of:=CONCATENATE([.A61]; [.B61]; [.C61]; [.D61]; [.E61]; [.F61]; [.G61])" table:style-name="ce1">
            <text:p>(ag:Politician {name: "Prionsias Ó Conaráin 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h:Politician {name: "</text:p>
          </table:table-cell>
          <table:table-cell office:value-type="string" table:style-name="ce2">
            <text:p>Damien O'Nei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h:Politician {name: &quot;Damien O'Neill &quot;,  gender: &quot;male&quot;, constituency:&quot;Dublin Bay North&quot;})," table:formula="of:=CONCATENATE([.A62]; [.B62]; [.C62]; [.D62]; [.E62]; [.F62]; [.G62])" table:style-name="ce1">
            <text:p>(ah:Politician {name: "Damien O'Neill 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i:Politician {name: "</text:p>
          </table:table-cell>
          <table:table-cell office:value-type="string" table:style-name="ce2">
            <text:p>Averil Pow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ai:Politician {name: &quot;Averil Power&quot;,  gender: &quot;female&quot;, constituency:&quot;Dublin Bay North&quot;})," table:formula="of:=CONCATENATE([.A63]; [.B63]; [.C63]; [.D63]; [.E63]; [.F63]; [.G63])" table:style-name="ce1">
            <text:p>(ai:Politician {name: "Averil Power", <text:s/>gender: "fe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j:Politician {name: "</text:p>
          </table:table-cell>
          <table:table-cell office:value-type="string" table:style-name="ce2">
            <text:p>Mannix Flyn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aj:Politician {name: &quot;Mannix Flynn &quot;,  gender: &quot;male&quot;, constituency:&quot;Dublin Bay South&quot;})," table:formula="of:=CONCATENATE([.A64]; [.B64]; [.C64]; [.D64]; [.E64]; [.F64]; [.G64])" table:style-name="ce1">
            <text:p>(aj:Politician {name: "Mannix Flynn 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k:Politician {name: "</text:p>
          </table:table-cell>
          <table:table-cell office:value-type="string" table:style-name="ce2">
            <text:p>William D.J. Gor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ak:Politician {name: &quot;William D.J. Gorman&quot;,  gender: &quot;male&quot;, constituency:&quot;Dublin Bay South&quot;})," table:formula="of:=CONCATENATE([.A65]; [.B65]; [.C65]; [.D65]; [.E65]; [.F65]; [.G65])" table:style-name="ce1">
            <text:p>(ak:Politician {name: "William D.J. Gorman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l:Politician {name: "</text:p>
          </table:table-cell>
          <table:table-cell office:value-type="string" table:style-name="ce2">
            <text:p>John Dominic Keigher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al:Politician {name: &quot;John Dominic Keigher &quot;,  gender: &quot;male&quot;, constituency:&quot;Dublin Bay South&quot;})," table:formula="of:=CONCATENATE([.A66]; [.B66]; [.C66]; [.D66]; [.E66]; [.F66]; [.G66])" table:style-name="ce1">
            <text:p>(al:Politician {name: "John Dominic Keigher 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m:Politician {name: "</text:p>
          </table:table-cell>
          <table:table-cell office:value-type="string" table:style-name="ce2">
            <text:p>Alan MacStiofái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am:Politician {name: &quot;Alan MacStiofáin &quot;,  gender: &quot;male&quot;, constituency:&quot;Dublin Bay South&quot;})," table:formula="of:=CONCATENATE([.A67]; [.B67]; [.C67]; [.D67]; [.E67]; [.F67]; [.G67])" table:style-name="ce1">
            <text:p>(am:Politician {name: "Alan MacStiofáin 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n:Politician {name: "</text:p>
          </table:table-cell>
          <table:table-cell office:value-type="string" table:style-name="ce2">
            <text:p>Eoin Tier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an:Politician {name: &quot;Eoin Tierney&quot;,  gender: &quot;male&quot;, constituency:&quot;Dublin Bay South&quot;})," table:formula="of:=CONCATENATE([.A68]; [.B68]; [.C68]; [.D68]; [.E68]; [.F68]; [.G68])" table:style-name="ce1">
            <text:p>(an:Politician {name: "Eoin Tierney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o:Politician {name: "</text:p>
          </table:table-cell>
          <table:table-cell office:value-type="string" table:style-name="ce2">
            <text:p>Bernie Hugh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3">
            <text:p>Dublin North West</text:p>
          </table:table-cell>
          <table:table-cell office:value-type="string" table:style-name="ce1">
            <text:p>"}),</text:p>
          </table:table-cell>
          <table:table-cell office:value-type="string" office:string-value="(ao:Politician {name: &quot;Bernie Hughes&quot;,  gender: &quot;female&quot;, constituency:&quot;Dublin North West&quot;})," table:formula="of:=CONCATENATE([.A69]; [.B69]; [.C69]; [.D69]; [.E69]; [.F69]; [.G69])" table:style-name="ce1">
            <text:p>(ao:Politician {name: "Bernie Hughes", <text:s/>gender: "female", constituency:"Dublin Nor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p:Politician {name: "</text:p>
          </table:table-cell>
          <table:table-cell office:value-type="string" table:style-name="ce2">
            <text:p>Peter Mathew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ap:Politician {name: &quot;Peter Mathews&quot;,  gender: &quot;male&quot;, constituency:&quot;Dublin Rathdown&quot;})," table:formula="of:=CONCATENATE([.A70]; [.B70]; [.C70]; [.D70]; [.E70]; [.F70]; [.G70])" table:style-name="ce1">
            <text:p>(ap:Politician {name: "Peter Mathews", <text:s/>gender: "male", constituency:"Dublin Rathdown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q:Politician {name: "</text:p>
          </table:table-cell>
          <table:table-cell office:value-type="string" table:style-name="ce2">
            <text:p>Patrick O'Connell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aq:Politician {name: &quot;Patrick O'Connell &quot;,  gender: &quot;male&quot;, constituency:&quot;Dublin Rathdown&quot;})," table:formula="of:=CONCATENATE([.A71]; [.B71]; [.C71]; [.D71]; [.E71]; [.F71]; [.G71])" table:style-name="ce1">
            <text:p>(aq:Politician {name: "Patrick O'Connell ", <text:s/>gender: "male", constituency:"Dublin Rathdown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r:Politician {name: "</text:p>
          </table:table-cell>
          <table:table-cell office:value-type="string" table:style-name="ce2">
            <text:p>Shane Ros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ar:Politician {name: &quot;Shane Ross&quot;,  gender: &quot;male&quot;, constituency:&quot;Dublin Rathdown&quot;})," table:formula="of:=CONCATENATE([.A72]; [.B72]; [.C72]; [.D72]; [.E72]; [.F72]; [.G72])" table:style-name="ce1">
            <text:p>(ar:Politician {name: "Shane Ross", <text:s/>gender: "male", constituency:"Dublin Rathdown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s:Politician {name: "</text:p>
          </table:table-cell>
          <table:table-cell office:value-type="string" table:style-name="ce2">
            <text:p>Joan Colli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as:Politician {name: &quot;Joan Collins&quot;,  gender: &quot;female&quot;, constituency:&quot;Dublin South Central&quot;})," table:formula="of:=CONCATENATE([.A73]; [.B73]; [.C73]; [.D73]; [.E73]; [.F73]; [.G73])" table:style-name="ce1">
            <text:p>(as:Politician {name: "Joan Collins", <text:s/>gender: "fe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t:Politician {name: "</text:p>
          </table:table-cell>
          <table:table-cell office:value-type="string" table:style-name="ce2">
            <text:p>Paul Hand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at:Politician {name: &quot;Paul Hand &quot;,  gender: &quot;male&quot;, constituency:&quot;Dublin South Central&quot;})," table:formula="of:=CONCATENATE([.A74]; [.B74]; [.C74]; [.D74]; [.E74]; [.F74]; [.G74])" table:style-name="ce1">
            <text:p>(at:Politician {name: "Paul Hand ", <text:s/>gender: "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u:Politician {name: "</text:p>
          </table:table-cell>
          <table:table-cell office:value-type="string" table:style-name="ce2">
            <text:p>Richard Murra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au:Politician {name: &quot;Richard Murray&quot;,  gender: &quot;male&quot;, constituency:&quot;Dublin South Central&quot;})," table:formula="of:=CONCATENATE([.A75]; [.B75]; [.C75]; [.D75]; [.E75]; [.F75]; [.G75])" table:style-name="ce1">
            <text:p>(au:Politician {name: "Richard Murray", <text:s/>gender: "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v:Politician {name: "</text:p>
          </table:table-cell>
          <table:table-cell office:value-type="string" table:style-name="ce2">
            <text:p>Declan Bu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v:Politician {name: &quot;Declan Burke&quot;,  gender: &quot;male&quot;, constituency:&quot;Dublin South West&quot;})," table:formula="of:=CONCATENATE([.A76]; [.B76]; [.C76]; [.D76]; [.E76]; [.F76]; [.G76])" table:style-name="ce1">
            <text:p>(av:Politician {name: "Declan Burke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w:Politician {name: "</text:p>
          </table:table-cell>
          <table:table-cell office:value-type="string" table:style-name="ce2">
            <text:p>Peter Fitzpatrick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w:Politician {name: &quot;Peter Fitzpatrick &quot;,  gender: &quot;male&quot;, constituency:&quot;Dublin South West&quot;})," table:formula="of:=CONCATENATE([.A77]; [.B77]; [.C77]; [.D77]; [.E77]; [.F77]; [.G77])" table:style-name="ce1">
            <text:p>(aw:Politician {name: "Peter Fitzpatrick 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x:Politician {name: "</text:p>
          </table:table-cell>
          <table:table-cell office:value-type="string" table:style-name="ce2">
            <text:p>Eamonn Malone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x:Politician {name: &quot;Eamonn Maloney &quot;,  gender: &quot;male&quot;, constituency:&quot;Dublin South West&quot;})," table:formula="of:=CONCATENATE([.A78]; [.B78]; [.C78]; [.D78]; [.E78]; [.F78]; [.G78])" table:style-name="ce1">
            <text:p>(ax:Politician {name: "Eamonn Maloney 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y:Politician {name: "</text:p>
          </table:table-cell>
          <table:table-cell office:value-type="string" table:style-name="ce2">
            <text:p>Deirdre O'Donov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y:Politician {name: &quot;Deirdre O'Donovan&quot;,  gender: &quot;female&quot;, constituency:&quot;Dublin South West&quot;})," table:formula="of:=CONCATENATE([.A79]; [.B79]; [.C79]; [.D79]; [.E79]; [.F79]; [.G79])" table:style-name="ce1">
            <text:p>(ay:Politician {name: "Deirdre O'Donovan", <text:s/>gender: "fe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z:Politician {name: "</text:p>
          </table:table-cell>
          <table:table-cell office:value-type="string" table:style-name="ce2">
            <text:p>Frank O'Gorm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z:Politician {name: &quot;Frank O'Gorman &quot;,  gender: &quot;male&quot;, constituency:&quot;Dublin South West&quot;})," table:formula="of:=CONCATENATE([.A80]; [.B80]; [.C80]; [.D80]; [.E80]; [.F80]; [.G80])" table:style-name="ce1">
            <text:p>(az:Politician {name: "Frank O'Gorman 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:Politician {name: "</text:p>
          </table:table-cell>
          <table:table-cell office:value-type="string" table:style-name="ce2">
            <text:p>Kieran Adam Quig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b:Politician {name: &quot;Kieran Adam Quigley&quot;,  gender: &quot;male&quot;, constituency:&quot;Dublin South West&quot;})," table:formula="of:=CONCATENATE([.A81]; [.B81]; [.C81]; [.D81]; [.E81]; [.F81]; [.G81])" table:style-name="ce1">
            <text:p>(b:Politician {name: "Kieran Adam Quigley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a:Politician {name: "</text:p>
          </table:table-cell>
          <table:table-cell office:value-type="string" table:style-name="ce2">
            <text:p>Joan Summerville-Mollo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ba:Politician {name: &quot;Joan Summerville-Molloy &quot;,  gender: &quot;female&quot;, constituency:&quot;Dublin South West&quot;})," table:formula="of:=CONCATENATE([.A82]; [.B82]; [.C82]; [.D82]; [.E82]; [.F82]; [.G82])" table:style-name="ce1">
            <text:p>(ba:Politician {name: "Joan Summerville-Molloy ", <text:s/>gender: "fe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b:Politician {name: "</text:p>
          </table:table-cell>
          <table:table-cell office:value-type="string" table:style-name="ce2">
            <text:p>Katherine Zappo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bb:Politician {name: &quot;Katherine Zappone&quot;,  gender: &quot;female&quot;, constituency:&quot;Dublin South West&quot;})," table:formula="of:=CONCATENATE([.A83]; [.B83]; [.C83]; [.D83]; [.E83]; [.F83]; [.G83])" table:style-name="ce1">
            <text:p>(bb:Politician {name: "Katherine Zappone", <text:s/>gender: "fe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c:Politician {name: "</text:p>
          </table:table-cell>
          <table:table-cell office:value-type="string" table:style-name="ce2">
            <text:p>Dermot Case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bc:Politician {name: &quot;Dermot Casey &quot;,  gender: &quot;male&quot;, constituency:&quot;Dublin West&quot;})," table:formula="of:=CONCATENATE([.A84]; [.B84]; [.C84]; [.D84]; [.E84]; [.F84]; [.G84])" table:style-name="ce1">
            <text:p>(bc:Politician {name: "Dermot Casey 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d:Politician {name: "</text:p>
          </table:table-cell>
          <table:table-cell office:value-type="string" table:style-name="ce2">
            <text:p>T.J. Clar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bd:Politician {name: &quot;T.J. Clare&quot;,  gender: &quot;male&quot;, constituency:&quot;Dublin West&quot;})," table:formula="of:=CONCATENATE([.A85]; [.B85]; [.C85]; [.D85]; [.E85]; [.F85]; [.G85])" table:style-name="ce1">
            <text:p>(bd:Politician {name: "T.J. Clare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e:Politician {name: "</text:p>
          </table:table-cell>
          <table:table-cell office:value-type="string" table:style-name="ce2">
            <text:p>David McGuinness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be:Politician {name: &quot;David McGuinness &quot;,  gender: &quot;male&quot;, constituency:&quot;Dublin West&quot;})," table:formula="of:=CONCATENATE([.A86]; [.B86]; [.C86]; [.D86]; [.E86]; [.F86]; [.G86])" table:style-name="ce1">
            <text:p>(be:Politician {name: "David McGuinness 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f:Politician {name: "</text:p>
          </table:table-cell>
          <table:table-cell office:value-type="string" table:style-name="ce2">
            <text:p>Lorna Nolan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bf:Politician {name: &quot;Lorna Nolan  &quot;,  gender: &quot;female&quot;, constituency:&quot;Dublin West&quot;})," table:formula="of:=CONCATENATE([.A87]; [.B87]; [.C87]; [.D87]; [.E87]; [.F87]; [.G87])" table:style-name="ce1">
            <text:p>(bf:Politician {name: "Lorna Nolan  ", <text:s/>gender: "fe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g:Politician {name: "</text:p>
          </table:table-cell>
          <table:table-cell office:value-type="string" table:style-name="ce2">
            <text:p>Carol Hunt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bg:Politician {name: &quot;Carol Hunt  &quot;,  gender: &quot;female&quot;, constituency:&quot;Dún Laoghaire&quot;})," table:formula="of:=CONCATENATE([.A88]; [.B88]; [.C88]; [.D88]; [.E88]; [.F88]; [.G88])" table:style-name="ce1">
            <text:p>(bg:Politician {name: "Carol Hunt  ", <text:s/>gender: "fe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h:Politician {name: "</text:p>
          </table:table-cell>
          <table:table-cell office:value-type="string" table:style-name="ce2">
            <text:p>Sean Can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bh:Politician {name: &quot;Sean Canney&quot;,  gender: &quot;male&quot;, constituency:&quot;Galway East&quot;})," table:formula="of:=CONCATENATE([.A89]; [.B89]; [.C89]; [.D89]; [.E89]; [.F89]; [.G89])" table:style-name="ce1">
            <text:p>(bh:Politician {name: "Sean Canney", <text:s/>gender: "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i:Politician {name: "</text:p>
          </table:table-cell>
          <table:table-cell office:value-type="string" table:style-name="ce2">
            <text:p>Michael Fa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bi:Politician {name: &quot;Michael Fahy&quot;,  gender: &quot;male&quot;, constituency:&quot;Galway East&quot;})," table:formula="of:=CONCATENATE([.A90]; [.B90]; [.C90]; [.D90]; [.E90]; [.F90]; [.G90])" table:style-name="ce1">
            <text:p>(bi:Politician {name: "Michael Fahy", <text:s/>gender: "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j:Politician {name: "</text:p>
          </table:table-cell>
          <table:table-cell office:value-type="string" table:style-name="ce2">
            <text:p>James Charit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j:Politician {name: &quot;James Charity &quot;,  gender: &quot;male&quot;, constituency:&quot;Galway West&quot;})," table:formula="of:=CONCATENATE([.A91]; [.B91]; [.C91]; [.D91]; [.E91]; [.F91]; [.G91])" table:style-name="ce1">
            <text:p>(bj:Politician {name: "James Charity 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k:Politician {name: "</text:p>
          </table:table-cell>
          <table:table-cell office:value-type="string" table:style-name="ce2">
            <text:p>Catherine Conno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k:Politician {name: &quot;Catherine Connolly&quot;,  gender: &quot;female&quot;, constituency:&quot;Galway West&quot;})," table:formula="of:=CONCATENATE([.A92]; [.B92]; [.C92]; [.D92]; [.E92]; [.F92]; [.G92])" table:style-name="ce1">
            <text:p>(bk:Politician {name: "Catherine Connolly", <text:s/>gender: "fe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l:Politician {name: "</text:p>
          </table:table-cell>
          <table:table-cell office:value-type="string" table:style-name="ce2">
            <text:p>Mike Cubbar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l:Politician {name: &quot;Mike Cubbard&quot;,  gender: &quot;male&quot;, constituency:&quot;Galway West&quot;})," table:formula="of:=CONCATENATE([.A93]; [.B93]; [.C93]; [.D93]; [.E93]; [.F93]; [.G93])" table:style-name="ce1">
            <text:p>(bl:Politician {name: "Mike Cubbard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m:Politician {name: "</text:p>
          </table:table-cell>
          <table:table-cell office:value-type="string" table:style-name="ce2">
            <text:p>Noel Grealis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m:Politician {name: &quot;Noel Grealish&quot;,  gender: &quot;male&quot;, constituency:&quot;Galway West&quot;})," table:formula="of:=CONCATENATE([.A94]; [.B94]; [.C94]; [.D94]; [.E94]; [.F94]; [.G94])" table:style-name="ce1">
            <text:p>(bm:Politician {name: "Noel Grealish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n:Politician {name: "</text:p>
          </table:table-cell>
          <table:table-cell office:value-type="string" table:style-name="ce2">
            <text:p>Fidelma Healy-Eam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n:Politician {name: &quot;Fidelma Healy-Eames&quot;,  gender: &quot;female&quot;, constituency:&quot;Galway West&quot;})," table:formula="of:=CONCATENATE([.A95]; [.B95]; [.C95]; [.D95]; [.E95]; [.F95]; [.G95])" table:style-name="ce1">
            <text:p>(bn:Politician {name: "Fidelma Healy-Eames", <text:s/>gender: "fe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o:Politician {name: "</text:p>
          </table:table-cell>
          <table:table-cell office:value-type="string" table:style-name="ce2">
            <text:p>Tommy Rodd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bo:Politician {name: &quot;Tommy Roddy &quot;,  gender: &quot;male&quot;, constituency:&quot;Galway West&quot;})," table:formula="of:=CONCATENATE([.A96]; [.B96]; [.C96]; [.D96]; [.E96]; [.F96]; [.G96])" table:style-name="ce1">
            <text:p>(bo:Politician {name: "Tommy Roddy 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p:Politician {name: "</text:p>
          </table:table-cell>
          <table:table-cell office:value-type="string" table:style-name="ce2">
            <text:p>Mary E. Fitzgibb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p:Politician {name: &quot;Mary E. Fitzgibbon&quot;,  gender: &quot;female&quot;, constituency:&quot;Kerry&quot;})," table:formula="of:=CONCATENATE([.A97]; [.B97]; [.C97]; [.D97]; [.E97]; [.F97]; [.G97])" table:style-name="ce1">
            <text:p>(bp:Politician {name: "Mary E. Fitzgibbon", <text:s/>gender: "fe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q:Politician {name: "</text:p>
          </table:table-cell>
          <table:table-cell office:value-type="string" table:style-name="ce2">
            <text:p>Henry Gayno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q:Politician {name: &quot;Henry Gaynor&quot;,  gender: &quot;male&quot;, constituency:&quot;Kerry&quot;})," table:formula="of:=CONCATENATE([.A98]; [.B98]; [.C98]; [.D98]; [.E98]; [.F98]; [.G98])" table:style-name="ce1">
            <text:p>(bq:Politician {name: "Henry Gaynor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r:Politician {name: "</text:p>
          </table:table-cell>
          <table:table-cell office:value-type="string" table:style-name="ce2">
            <text:p>Danny Healy-Rae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r:Politician {name: &quot;Danny Healy-Rae &quot;,  gender: &quot;male&quot;, constituency:&quot;Kerry&quot;})," table:formula="of:=CONCATENATE([.A99]; [.B99]; [.C99]; [.D99]; [.E99]; [.F99]; [.G99])" table:style-name="ce1">
            <text:p>(br:Politician {name: "Danny Healy-Rae 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s:Politician {name: "</text:p>
          </table:table-cell>
          <table:table-cell office:value-type="string" table:style-name="ce2">
            <text:p>Michael Healy-Ra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s:Politician {name: &quot;Michael Healy-Rae&quot;,  gender: &quot;male&quot;, constituency:&quot;Kerry&quot;})," table:formula="of:=CONCATENATE([.A100]; [.B100]; [.C100]; [.D100]; [.E100]; [.F100]; [.G100])" table:style-name="ce1">
            <text:p>(bs:Politician {name: "Michael Healy-Rae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t:Politician {name: "</text:p>
          </table:table-cell>
          <table:table-cell office:value-type="string" table:style-name="ce2">
            <text:p>Kevin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t:Politician {name: &quot;Kevin Murphy&quot;,  gender: &quot;male&quot;, constituency:&quot;Kerry&quot;})," table:formula="of:=CONCATENATE([.A101]; [.B101]; [.C101]; [.D101]; [.E101]; [.F101]; [.G101])" table:style-name="ce1">
            <text:p>(bt:Politician {name: "Kevin Murphy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u:Politician {name: "</text:p>
          </table:table-cell>
          <table:table-cell office:value-type="string" table:style-name="ce2">
            <text:p>Michael O'Gorm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bu:Politician {name: &quot;Michael O'Gorman &quot;,  gender: &quot;male&quot;, constituency:&quot;Kerry&quot;})," table:formula="of:=CONCATENATE([.A102]; [.B102]; [.C102]; [.D102]; [.E102]; [.F102]; [.G102])" table:style-name="ce1">
            <text:p>(bu:Politician {name: "Michael O'Gorman 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v:Politician {name: "</text:p>
          </table:table-cell>
          <table:table-cell office:value-type="string" table:style-name="ce2">
            <text:p>Michael Bei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bv:Politician {name: &quot;Michael Beirne&quot;,  gender: &quot;male&quot;, constituency:&quot;Kildare North&quot;})," table:formula="of:=CONCATENATE([.A103]; [.B103]; [.C103]; [.D103]; [.E103]; [.F103]; [.G103])" table:style-name="ce1">
            <text:p>(bv:Politician {name: "Michael Beirne", <text:s/>gender: "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x:Politician {name: "</text:p>
          </table:table-cell>
          <table:table-cell office:value-type="string" table:style-name="ce2">
            <text:p>Gerard Dun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bx:Politician {name: &quot;Gerard Dunne&quot;,  gender: &quot;male&quot;, constituency:&quot;Kildare North&quot;})," table:formula="of:=CONCATENATE([.A104]; [.B104]; [.C104]; [.D104]; [.E104]; [.F104]; [.G104])" table:style-name="ce1">
            <text:p>(bx:Politician {name: "Gerard Dunne", <text:s/>gender: "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y:Politician {name: "</text:p>
          </table:table-cell>
          <table:table-cell office:value-type="string" table:style-name="ce2">
            <text:p>Elizabeth O'Sulliv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by:Politician {name: &quot;Elizabeth O'Sullivan &quot;,  gender: &quot;female&quot;, constituency:&quot;Kildare North&quot;})," table:formula="of:=CONCATENATE([.A105]; [.B105]; [.C105]; [.D105]; [.E105]; [.F105]; [.G105])" table:style-name="ce1">
            <text:p>(by:Politician {name: "Elizabeth O'Sullivan ", <text:s/>gender: "fe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z:Politician {name: "</text:p>
          </table:table-cell>
          <table:table-cell office:value-type="string" table:style-name="ce2">
            <text:p>Brendan You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bz:Politician {name: &quot;Brendan Young&quot;,  gender: &quot;male&quot;, constituency:&quot;Kildare North&quot;})," table:formula="of:=CONCATENATE([.A106]; [.B106]; [.C106]; [.D106]; [.E106]; [.F106]; [.G106])" table:style-name="ce1">
            <text:p>(bz:Politician {name: "Brendan Young", <text:s/>gender: "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:Politician {name: "</text:p>
          </table:table-cell>
          <table:table-cell office:value-type="string" table:style-name="ce2">
            <text:p>Declan Crow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c:Politician {name: &quot;Declan Crowe&quot;,  gender: &quot;male&quot;, constituency:&quot;Kildare South&quot;})," table:formula="of:=CONCATENATE([.A107]; [.B107]; [.C107]; [.D107]; [.E107]; [.F107]; [.G107])" table:style-name="ce1">
            <text:p>(c:Politician {name: "Declan Crowe", <text:s/>gender: "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a:Politician {name: "</text:p>
          </table:table-cell>
          <table:table-cell office:value-type="string" table:style-name="ce2">
            <text:p>Desmond Hay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ca:Politician {name: &quot;Desmond Hayes&quot;,  gender: &quot;male&quot;, constituency:&quot;Limerick City&quot;})," table:formula="of:=CONCATENATE([.A108]; [.B108]; [.C108]; [.D108]; [.E108]; [.F108]; [.G108])" table:style-name="ce1">
            <text:p>(ca:Politician {name: "Desmond Hayes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b:Politician {name: "</text:p>
          </table:table-cell>
          <table:table-cell office:value-type="string" table:style-name="ce2">
            <text:p>Denis Riordan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cb:Politician {name: &quot;Denis Riordan  &quot;,  gender: &quot;male&quot;, constituency:&quot;Limerick City&quot;})," table:formula="of:=CONCATENATE([.A109]; [.B109]; [.C109]; [.D109]; [.E109]; [.F109]; [.G109])" table:style-name="ce1">
            <text:p>(cb:Politician {name: "Denis Riordan  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c:Politician {name: "</text:p>
          </table:table-cell>
          <table:table-cell office:value-type="string" table:style-name="ce2">
            <text:p>Emmett O'Brie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cc:Politician {name: &quot;Emmett O'Brien &quot;,  gender: &quot;male&quot;, constituency:&quot;Limerick&quot;})," table:formula="of:=CONCATENATE([.A110]; [.B110]; [.C110]; [.D110]; [.E110]; [.F110]; [.G110])" table:style-name="ce1">
            <text:p>(cc:Politician {name: "Emmett O'Brien 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d:Politician {name: "</text:p>
          </table:table-cell>
          <table:table-cell office:value-type="string" table:style-name="ce2">
            <text:p>Richard O'Donoghu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cd:Politician {name: &quot;Richard O'Donoghue&quot;,  gender: &quot;male&quot;, constituency:&quot;Limerick&quot;})," table:formula="of:=CONCATENATE([.A111]; [.B111]; [.C111]; [.D111]; [.E111]; [.F111]; [.G111])" table:style-name="ce1">
            <text:p>(cd:Politician {name: "Richard O'Donoghue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e:Politician {name: "</text:p>
          </table:table-cell>
          <table:table-cell office:value-type="string" table:style-name="ce2">
            <text:p>John O'Gorm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ce:Politician {name: &quot;John O'Gorman &quot;,  gender: &quot;male&quot;, constituency:&quot;Limerick&quot;})," table:formula="of:=CONCATENATE([.A112]; [.B112]; [.C112]; [.D112]; [.E112]; [.F112]; [.G112])" table:style-name="ce1">
            <text:p>(ce:Politician {name: "John O'Gorman 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f:Politician {name: "</text:p>
          </table:table-cell>
          <table:table-cell office:value-type="string" table:style-name="ce2">
            <text:p>Brian Fag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f:Politician {name: &quot;Brian Fagan &quot;,  gender: &quot;male&quot;, constituency:&quot;Longford-Westmeath&quot;})," table:formula="of:=CONCATENATE([.A113]; [.B113]; [.C113]; [.D113]; [.E113]; [.F113]; [.G113])" table:style-name="ce1">
            <text:p>(cf:Politician {name: "Brian Fagan 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g:Politician {name: "</text:p>
          </table:table-cell>
          <table:table-cell office:value-type="string" table:style-name="ce2">
            <text:p>Donal Jackso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g:Politician {name: &quot;Donal Jackson &quot;,  gender: &quot;male&quot;, constituency:&quot;Longford-Westmeath&quot;})," table:formula="of:=CONCATENATE([.A114]; [.B114]; [.C114]; [.D114]; [.E114]; [.F114]; [.G114])" table:style-name="ce1">
            <text:p>(cg:Politician {name: "Donal Jackson 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h:Politician {name: "</text:p>
          </table:table-cell>
          <table:table-cell office:value-type="string" table:style-name="ce2">
            <text:p>Frank Kilbrid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h:Politician {name: &quot;Frank Kilbride&quot;,  gender: &quot;male&quot;, constituency:&quot;Longford-Westmeath&quot;})," table:formula="of:=CONCATENATE([.A115]; [.B115]; [.C115]; [.D115]; [.E115]; [.F115]; [.G115])" table:style-name="ce1">
            <text:p>(ch:Politician {name: "Frank Kilbride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i:Politician {name: "</text:p>
          </table:table-cell>
          <table:table-cell office:value-type="string" table:style-name="ce2">
            <text:p>James Miller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i:Politician {name: &quot;James Miller &quot;,  gender: &quot;male&quot;, constituency:&quot;Longford-Westmeath&quot;})," table:formula="of:=CONCATENATE([.A116]; [.B116]; [.C116]; [.D116]; [.E116]; [.F116]; [.G116])" table:style-name="ce1">
            <text:p>(ci:Politician {name: "James Miller 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j:Politician {name: "</text:p>
          </table:table-cell>
          <table:table-cell office:value-type="string" table:style-name="ce2">
            <text:p>Kevin Mo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j:Politician {name: &quot;Kevin Moran&quot;,  gender: &quot;male&quot;, constituency:&quot;Longford-Westmeath&quot;})," table:formula="of:=CONCATENATE([.A117]; [.B117]; [.C117]; [.D117]; [.E117]; [.F117]; [.G117])" table:style-name="ce1">
            <text:p>(cj:Politician {name: "Kevin Moran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k:Politician {name: "</text:p>
          </table:table-cell>
          <table:table-cell office:value-type="string" table:style-name="ce2">
            <text:p>James Mor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k:Politician {name: &quot;James Morgan&quot;,  gender: &quot;male&quot;, constituency:&quot;Longford-Westmeath&quot;})," table:formula="of:=CONCATENATE([.A118]; [.B118]; [.C118]; [.D118]; [.E118]; [.F118]; [.G118])" table:style-name="ce1">
            <text:p>(ck:Politician {name: "James Morgan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l:Politician {name: "</text:p>
          </table:table-cell>
          <table:table-cell office:value-type="string" table:style-name="ce2">
            <text:p>Mae Sexto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l:Politician {name: &quot;Mae Sexton &quot;,  gender: &quot;female&quot;, constituency:&quot;Longford-Westmeath&quot;})," table:formula="of:=CONCATENATE([.A119]; [.B119]; [.C119]; [.D119]; [.E119]; [.F119]; [.G119])" table:style-name="ce1">
            <text:p>(cl:Politician {name: "Mae Sexton ", <text:s/>gender: "fe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m:Politician {name: "</text:p>
          </table:table-cell>
          <table:table-cell office:value-type="string" table:style-name="ce2">
            <text:p>Barbara Smyth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cm:Politician {name: &quot;Barbara Smyth &quot;,  gender: &quot;female&quot;, constituency:&quot;Longford-Westmeath&quot;})," table:formula="of:=CONCATENATE([.A120]; [.B120]; [.C120]; [.D120]; [.E120]; [.F120]; [.G120])" table:style-name="ce1">
            <text:p>(cm:Politician {name: "Barbara Smyth ", <text:s/>gender: "fe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n:Politician {name: "</text:p>
          </table:table-cell>
          <table:table-cell office:value-type="string" table:style-name="ce2">
            <text:p>David Bradle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cn:Politician {name: &quot;David Bradley &quot;,  gender: &quot;male&quot;, constituency:&quot;Louth&quot;})," table:formula="of:=CONCATENATE([.A121]; [.B121]; [.C121]; [.D121]; [.E121]; [.F121]; [.G121])" table:style-name="ce1">
            <text:p>(cn:Politician {name: "David Bradley 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o:Politician {name: "</text:p>
          </table:table-cell>
          <table:table-cell office:value-type="string" table:style-name="ce2">
            <text:p>Kevin Call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co:Politician {name: &quot;Kevin Callan&quot;,  gender: &quot;male&quot;, constituency:&quot;Louth&quot;})," table:formula="of:=CONCATENATE([.A122]; [.B122]; [.C122]; [.D122]; [.E122]; [.F122]; [.G122])" table:style-name="ce1">
            <text:p>(co:Politician {name: "Kevin Callan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p:Politician {name: "</text:p>
          </table:table-cell>
          <table:table-cell office:value-type="string" table:style-name="ce2">
            <text:p>Maeve Yore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cp:Politician {name: &quot;Maeve Yore &quot;,  gender: &quot;female&quot;, constituency:&quot;Louth&quot;})," table:formula="of:=CONCATENATE([.A123]; [.B123]; [.C123]; [.D123]; [.E123]; [.F123]; [.G123])" table:style-name="ce1">
            <text:p>(cp:Politician {name: "Maeve Yore ", <text:s/>gender: "fe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q:Politician {name: "</text:p>
          </table:table-cell>
          <table:table-cell office:value-type="string" table:style-name="ce2">
            <text:p>Jerry Cow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q:Politician {name: &quot;Jerry Cowley&quot;,  gender: &quot;male&quot;, constituency:&quot;Mayo&quot;})," table:formula="of:=CONCATENATE([.A124]; [.B124]; [.C124]; [.D124]; [.E124]; [.F124]; [.G124])" table:style-name="ce1">
            <text:p>(cq:Politician {name: "Jerry Cowley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r:Politician {name: "</text:p>
          </table:table-cell>
          <table:table-cell office:value-type="string" table:style-name="ce2">
            <text:p>Seán Fork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r:Politician {name: &quot;Seán Forkan&quot;,  gender: &quot;male&quot;, constituency:&quot;Mayo&quot;})," table:formula="of:=CONCATENATE([.A125]; [.B125]; [.C125]; [.D125]; [.E125]; [.F125]; [.G125])" table:style-name="ce1">
            <text:p>(cr:Politician {name: "Seán Forkan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s:Politician {name: "</text:p>
          </table:table-cell>
          <table:table-cell office:value-type="string" table:style-name="ce2">
            <text:p>Peter Jord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s:Politician {name: &quot;Peter Jordan&quot;,  gender: &quot;male&quot;, constituency:&quot;Mayo&quot;})," table:formula="of:=CONCATENATE([.A126]; [.B126]; [.C126]; [.D126]; [.E126]; [.F126]; [.G126])" table:style-name="ce1">
            <text:p>(cs:Politician {name: "Peter Jordan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t:Politician {name: "</text:p>
          </table:table-cell>
          <table:table-cell office:value-type="string" table:style-name="ce2">
            <text:p>Stephen Manning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t:Politician {name: &quot;Stephen Manning &quot;,  gender: &quot;male&quot;, constituency:&quot;Mayo&quot;})," table:formula="of:=CONCATENATE([.A127]; [.B127]; [.C127]; [.D127]; [.E127]; [.F127]; [.G127])" table:style-name="ce1">
            <text:p>(ct:Politician {name: "Stephen Manning 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u:Politician {name: "</text:p>
          </table:table-cell>
          <table:table-cell office:value-type="string" table:style-name="ce2">
            <text:p>Gerry O'Boy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u:Politician {name: &quot;Gerry O'Boyle&quot;,  gender: &quot;male&quot;, constituency:&quot;Mayo&quot;})," table:formula="of:=CONCATENATE([.A128]; [.B128]; [.C128]; [.D128]; [.E128]; [.F128]; [.G128])" table:style-name="ce1">
            <text:p>(cu:Politician {name: "Gerry O'Boyle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v:Politician {name: "</text:p>
          </table:table-cell>
          <table:table-cell office:value-type="string" table:style-name="ce2">
            <text:p>George O'Mal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v:Politician {name: &quot;George O'Malley&quot;,  gender: &quot;male&quot;, constituency:&quot;Mayo&quot;})," table:formula="of:=CONCATENATE([.A129]; [.B129]; [.C129]; [.D129]; [.E129]; [.F129]; [.G129])" table:style-name="ce1">
            <text:p>(cv:Politician {name: "George O'Malley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w:Politician {name: "</text:p>
          </table:table-cell>
          <table:table-cell office:value-type="string" table:style-name="ce2">
            <text:p>Kamal Uddi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cw:Politician {name: &quot;Kamal Uddin &quot;,  gender: &quot;male&quot;, constituency:&quot;Mayo&quot;})," table:formula="of:=CONCATENATE([.A130]; [.B130]; [.C130]; [.D130]; [.E130]; [.F130]; [.G130])" table:style-name="ce1">
            <text:p>(cw:Politician {name: "Kamal Uddin 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x:Politician {name: "</text:p>
          </table:table-cell>
          <table:table-cell office:value-type="string" table:style-name="ce2">
            <text:p>Joe Bonner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cx:Politician {name: &quot;Joe Bonner &quot;,  gender: &quot;male&quot;, constituency:&quot;Meath East&quot;})," table:formula="of:=CONCATENATE([.A131]; [.B131]; [.C131]; [.D131]; [.E131]; [.F131]; [.G131])" table:style-name="ce1">
            <text:p>(cx:Politician {name: "Joe Bonner ", <text:s/>gender: "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y:Politician {name: "</text:p>
          </table:table-cell>
          <table:table-cell office:value-type="string" table:style-name="ce2">
            <text:p>Sharon Keoga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cy:Politician {name: &quot;Sharon Keogan &quot;,  gender: &quot;female&quot;, constituency:&quot;Meath East&quot;})," table:formula="of:=CONCATENATE([.A132]; [.B132]; [.C132]; [.D132]; [.E132]; [.F132]; [.G132])" table:style-name="ce1">
            <text:p>(cy:Politician {name: "Sharon Keogan ", <text:s/>gender: "fe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cz:Politician {name: "</text:p>
          </table:table-cell>
          <table:table-cell office:value-type="string" table:style-name="ce2">
            <text:p>Trevor Golde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cz:Politician {name: &quot;Trevor Golden &quot;,  gender: &quot;male&quot;, constituency:&quot;Meath West&quot;})," table:formula="of:=CONCATENATE([.A133]; [.B133]; [.C133]; [.D133]; [.E133]; [.F133]; [.G133])" table:style-name="ce1">
            <text:p>(cz:Politician {name: "Trevor Golden ", <text:s/>gender: "male", constituency:"Mea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a:Politician {name: "</text:p>
          </table:table-cell>
          <table:table-cell office:value-type="string" table:style-name="ce2">
            <text:p>John Malone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da:Politician {name: &quot;John Malone  &quot;,  gender: &quot;male&quot;, constituency:&quot;Meath West&quot;})," table:formula="of:=CONCATENATE([.A134]; [.B134]; [.C134]; [.D134]; [.E134]; [.F134]; [.G134])" table:style-name="ce1">
            <text:p>(da:Politician {name: "John Malone  ", <text:s/>gender: "male", constituency:"Mea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b:Politician {name: "</text:p>
          </table:table-cell>
          <table:table-cell office:value-type="string" table:style-name="ce2">
            <text:p>Kate Bopp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db:Politician {name: &quot;Kate Bopp&quot;,  gender: &quot;female&quot;, constituency:&quot;Offaly&quot;})," table:formula="of:=CONCATENATE([.A135]; [.B135]; [.C135]; [.D135]; [.E135]; [.F135]; [.G135])" table:style-name="ce1">
            <text:p>(db:Politician {name: "Kate Bopp", <text:s/>gender: "fe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c:Politician {name: "</text:p>
          </table:table-cell>
          <table:table-cell office:value-type="string" table:style-name="ce2">
            <text:p>John Foley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dc:Politician {name: &quot;John Foley &quot;,  gender: &quot;male&quot;, constituency:&quot;Offaly&quot;})," table:formula="of:=CONCATENATE([.A136]; [.B136]; [.C136]; [.D136]; [.E136]; [.F136]; [.G136])" table:style-name="ce1">
            <text:p>(dc:Politician {name: "John Foley 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zz:Politician {name: "</text:p>
          </table:table-cell>
          <table:table-cell office:value-type="string" table:style-name="ce2">
            <text:p>Joe Hanni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zz:Politician {name: &quot;Joe Hannigan&quot;,  gender: &quot;male&quot;, constituency:&quot;Offaly&quot;})," table:formula="of:=CONCATENATE([.A137]; [.B137]; [.C137]; [.D137]; [.E137]; [.F137]; [.G137])" table:style-name="ce1">
            <text:p>(zz:Politician {name: "Joe Hannigan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d:Politician {name: "</text:p>
          </table:table-cell>
          <table:table-cell office:value-type="string" table:style-name="ce2">
            <text:p>Teresa Ryan-Feeha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dd:Politician {name: &quot;Teresa Ryan-Feehan &quot;,  gender: &quot;female&quot;, constituency:&quot;Offaly&quot;})," table:formula="of:=CONCATENATE([.A138]; [.B138]; [.C138]; [.D138]; [.E138]; [.F138]; [.G138])" table:style-name="ce1">
            <text:p>(dd:Politician {name: "Teresa Ryan-Feehan ", <text:s/>gender: "fe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e:Politician {name: "</text:p>
          </table:table-cell>
          <table:table-cell office:value-type="string" table:style-name="ce2">
            <text:p>Tony Cole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de:Politician {name: &quot;Tony Coleman&quot;,  gender: &quot;male&quot;, constituency:&quot;Roscommon-Galway&quot;})," table:formula="of:=CONCATENATE([.A139]; [.B139]; [.C139]; [.D139]; [.E139]; [.F139]; [.G139])" table:style-name="ce1">
            <text:p>(de:Politician {name: "Tony Coleman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f:Politician {name: "</text:p>
          </table:table-cell>
          <table:table-cell office:value-type="string" table:style-name="ce2">
            <text:p>Thomas Declan Fall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df:Politician {name: &quot;Thomas Declan Fallon&quot;,  gender: &quot;male&quot;, constituency:&quot;Roscommon-Galway&quot;})," table:formula="of:=CONCATENATE([.A140]; [.B140]; [.C140]; [.D140]; [.E140]; [.F140]; [.G140])" table:style-name="ce1">
            <text:p>(df:Politician {name: "Thomas Declan Fallon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g:Politician {name: "</text:p>
          </table:table-cell>
          <table:table-cell office:value-type="string" table:style-name="ce2">
            <text:p>Michael Fitzmauric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dg:Politician {name: &quot;Michael Fitzmaurice&quot;,  gender: &quot;male&quot;, constituency:&quot;Roscommon-Galway&quot;})," table:formula="of:=CONCATENATE([.A141]; [.B141]; [.C141]; [.D141]; [.E141]; [.F141]; [.G141])" table:style-name="ce1">
            <text:p>(dg:Politician {name: "Michael Fitzmaurice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h:Politician {name: "</text:p>
          </table:table-cell>
          <table:table-cell office:value-type="string" table:style-name="ce2">
            <text:p>Denis Naughten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dh:Politician {name: &quot;Denis Naughten &quot;,  gender: &quot;male&quot;, constituency:&quot;Roscommon-Galway&quot;})," table:formula="of:=CONCATENATE([.A142]; [.B142]; [.C142]; [.D142]; [.E142]; [.F142]; [.G142])" table:style-name="ce1">
            <text:p>(dh:Politician {name: "Denis Naughten 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i:Politician {name: "</text:p>
          </table:table-cell>
          <table:table-cell office:value-type="string" table:style-name="ce2">
            <text:p>Declan Bree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i:Politician {name: &quot;Declan Bree &quot;,  gender: &quot;male&quot;, constituency:&quot;Sligo-Leitrim&quot;})," table:formula="of:=CONCATENATE([.A143]; [.B143]; [.C143]; [.D143]; [.E143]; [.F143]; [.G143])" table:style-name="ce1">
            <text:p>(di:Politician {name: "Declan Bree 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j:Politician {name: "</text:p>
          </table:table-cell>
          <table:table-cell office:value-type="string" table:style-name="ce2">
            <text:p>Marie Casser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j:Politician {name: &quot;Marie Casserly&quot;,  gender: &quot;female&quot;, constituency:&quot;Sligo-Leitrim&quot;})," table:formula="of:=CONCATENATE([.A144]; [.B144]; [.C144]; [.D144]; [.E144]; [.F144]; [.G144])" table:style-name="ce1">
            <text:p>(dj:Politician {name: "Marie Casserly", <text:s/>gender: "fe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k:Politician {name: "</text:p>
          </table:table-cell>
          <table:table-cell office:value-type="string" table:style-name="ce2">
            <text:p>Des Gucki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k:Politician {name: &quot;Des Guckian&quot;,  gender: &quot;male&quot;, constituency:&quot;Sligo-Leitrim&quot;})," table:formula="of:=CONCATENATE([.A145]; [.B145]; [.C145]; [.D145]; [.E145]; [.F145]; [.G145])" table:style-name="ce1">
            <text:p>(dk:Politician {name: "Des Guckian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l:Politician {name: "</text:p>
          </table:table-cell>
          <table:table-cell office:value-type="string" table:style-name="ce2">
            <text:p>Bernie O'Har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l:Politician {name: &quot;Bernie O'Hara&quot;,  gender: &quot;female&quot;, constituency:&quot;Sligo-Leitrim&quot;})," table:formula="of:=CONCATENATE([.A146]; [.B146]; [.C146]; [.D146]; [.E146]; [.F146]; [.G146])" table:style-name="ce1">
            <text:p>(dl:Politician {name: "Bernie O'Hara", <text:s/>gender: "fe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m:Politician {name: "</text:p>
          </table:table-cell>
          <table:table-cell office:value-type="string" table:style-name="ce2">
            <text:p>Eamon Murra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m:Politician {name: &quot;Eamon Murray &quot;,  gender: &quot;male&quot;, constituency:&quot;Sligo-Leitrim&quot;})," table:formula="of:=CONCATENATE([.A147]; [.B147]; [.C147]; [.D147]; [.E147]; [.F147]; [.G147])" table:style-name="ce1">
            <text:p>(dm:Politician {name: "Eamon Murray 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n:Politician {name: "</text:p>
          </table:table-cell>
          <table:table-cell office:value-type="string" table:style-name="ce2">
            <text:p>Gary Smyli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n:Politician {name: &quot;Gary Smylie&quot;,  gender: &quot;male&quot;, constituency:&quot;Sligo-Leitrim&quot;})," table:formula="of:=CONCATENATE([.A148]; [.B148]; [.C148]; [.D148]; [.E148]; [.F148]; [.G148])" table:style-name="ce1">
            <text:p>(dn:Politician {name: "Gary Smylie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o:Politician {name: "</text:p>
          </table:table-cell>
          <table:table-cell office:value-type="string" table:style-name="ce2">
            <text:p>Bernard Sweeney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do:Politician {name: &quot;Bernard Sweeney &quot;,  gender: &quot;male&quot;, constituency:&quot;Sligo-Leitrim&quot;})," table:formula="of:=CONCATENATE([.A149]; [.B149]; [.C149]; [.D149]; [.E149]; [.F149]; [.G149])" table:style-name="ce1">
            <text:p>(do:Politician {name: "Bernard Sweeney 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p:Politician {name: "</text:p>
          </table:table-cell>
          <table:table-cell office:value-type="string" table:style-name="ce2">
            <text:p>Michael Dill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dp:Politician {name: &quot;Michael Dillon&quot;,  gender: &quot;male&quot;, constituency:&quot;Tipperary&quot;})," table:formula="of:=CONCATENATE([.A150]; [.B150]; [.C150]; [.D150]; [.E150]; [.F150]; [.G150])" table:style-name="ce1">
            <text:p>(dp:Politician {name: "Michael Dillon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q:Politician {name: "</text:p>
          </table:table-cell>
          <table:table-cell office:value-type="string" table:style-name="ce2">
            <text:p>Michael Low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dq:Politician {name: &quot;Michael Lowry&quot;,  gender: &quot;male&quot;, constituency:&quot;Tipperary&quot;})," table:formula="of:=CONCATENATE([.A151]; [.B151]; [.C151]; [.D151]; [.E151]; [.F151]; [.G151])" table:style-name="ce1">
            <text:p>(dq:Politician {name: "Michael Lowry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r:Politician {name: "</text:p>
          </table:table-cell>
          <table:table-cell office:value-type="string" table:style-name="ce2">
            <text:p>Mattie McGra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dr:Politician {name: &quot;Mattie McGrath&quot;,  gender: &quot;male&quot;, constituency:&quot;Tipperary&quot;})," table:formula="of:=CONCATENATE([.A152]; [.B152]; [.C152]; [.D152]; [.E152]; [.F152]; [.G152])" table:style-name="ce1">
            <text:p>(dr:Politician {name: "Mattie McGrath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s:Politician {name: "</text:p>
          </table:table-cell>
          <table:table-cell office:value-type="string" table:style-name="ce2">
            <text:p>Shiekh M Ahme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ds:Politician {name: &quot;Shiekh M Ahmed&quot;,  gender: &quot;male&quot;, constituency:&quot;Waterford&quot;})," table:formula="of:=CONCATENATE([.A153]; [.B153]; [.C153]; [.D153]; [.E153]; [.F153]; [.G153])" table:style-name="ce1">
            <text:p>(ds:Politician {name: "Shiekh M Ahmed", <text:s/>gender: "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t:Politician {name: "</text:p>
          </table:table-cell>
          <table:table-cell office:value-type="string" table:style-name="ce2">
            <text:p>John Halli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dt:Politician {name: &quot;John Halligan&quot;,  gender: &quot;male&quot;, constituency:&quot;Waterford&quot;})," table:formula="of:=CONCATENATE([.A154]; [.B154]; [.C154]; [.D154]; [.E154]; [.F154]; [.G154])" table:style-name="ce1">
            <text:p>(dt:Politician {name: "John Halligan", <text:s/>gender: "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u:Politician {name: "</text:p>
          </table:table-cell>
          <table:table-cell office:value-type="string" table:style-name="ce2">
            <text:p>John Walsh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du:Politician {name: &quot;John Walsh &quot;,  gender: &quot;male&quot;, constituency:&quot;Waterford&quot;})," table:formula="of:=CONCATENATE([.A155]; [.B155]; [.C155]; [.D155]; [.E155]; [.F155]; [.G155])" table:style-name="ce1">
            <text:p>(du:Politician {name: "John Walsh ", <text:s/>gender: "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v:Politician {name: "</text:p>
          </table:table-cell>
          <table:table-cell office:value-type="string" table:style-name="ce2">
            <text:p>Breda Cahi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dv:Politician {name: &quot;Breda Cahill&quot;,  gender: &quot;female&quot;, constituency:&quot;Wexford&quot;})," table:formula="of:=CONCATENATE([.A156]; [.B156]; [.C156]; [.D156]; [.E156]; [.F156]; [.G156])" table:style-name="ce1">
            <text:p>(dv:Politician {name: "Breda Cahill", <text:s/>gender: "fe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w:Politician {name: "</text:p>
          </table:table-cell>
          <table:table-cell office:value-type="string" table:style-name="ce2">
            <text:p>Ger Cart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dw:Politician {name: &quot;Ger Carthy&quot;,  gender: &quot;male&quot;, constituency:&quot;Wexford&quot;})," table:formula="of:=CONCATENATE([.A157]; [.B157]; [.C157]; [.D157]; [.E157]; [.F157]; [.G157])" table:style-name="ce1">
            <text:p>(dw:Politician {name: "Ger Carthy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x:Politician {name: "</text:p>
          </table:table-cell>
          <table:table-cell office:value-type="string" table:style-name="ce2">
            <text:p>Caroline Foxe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dx:Politician {name: &quot;Caroline Foxe &quot;,  gender: &quot;female&quot;, constituency:&quot;Wexford&quot;})," table:formula="of:=CONCATENATE([.A158]; [.B158]; [.C158]; [.D158]; [.E158]; [.F158]; [.G158])" table:style-name="ce1">
            <text:p>(dx:Politician {name: "Caroline Foxe ", <text:s/>gender: "fe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y:Politician {name: "</text:p>
          </table:table-cell>
          <table:table-cell office:value-type="string" table:style-name="ce2">
            <text:p>Emmet Moloney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dy:Politician {name: &quot;Emmet Moloney &quot;,  gender: &quot;male&quot;, constituency:&quot;Wexford&quot;})," table:formula="of:=CONCATENATE([.A159]; [.B159]; [.C159]; [.D159]; [.E159]; [.F159]; [.G159])" table:style-name="ce1">
            <text:p>(dy:Politician {name: "Emmet Moloney 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dz:Politician {name: "</text:p>
          </table:table-cell>
          <table:table-cell office:value-type="string" table:style-name="ce2">
            <text:p>Paul O'Hanlon<text:span text:style-name="T2"> </text:span> 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dz:Politician {name: &quot;Paul O'Hanlon  &quot;,  gender: &quot;male&quot;, constituency:&quot;Wexford&quot;})," table:formula="of:=CONCATENATE([.A160]; [.B160]; [.C160]; [.D160]; [.E160]; [.F160]; [.G160])" table:style-name="ce1">
            <text:p>(dz:Politician {name: "Paul O'Hanlon  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e:Politician {name: "</text:p>
          </table:table-cell>
          <table:table-cell office:value-type="string" table:style-name="ce2">
            <text:p>Joe Behan<text:span text:style-name="T2"> </text:span>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icklow</text:p>
          </table:table-cell>
          <table:table-cell office:value-type="string" table:style-name="ce1">
            <text:p>"}),</text:p>
          </table:table-cell>
          <table:table-cell office:value-type="string" office:string-value="(e:Politician {name: &quot;Joe Behan &quot;,  gender: &quot;male&quot;, constituency:&quot;Wicklow&quot;})," table:formula="of:=CONCATENATE([.A161]; [.B161]; [.C161]; [.D161]; [.E161]; [.F161]; [.G161])" table:style-name="ce1">
            <text:p>(e:Politician {name: "Joe Behan ", <text:s/>gender: "male", constituency:"Wicklow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ea:Politician {name: "</text:p>
          </table:table-cell>
          <table:table-cell office:value-type="string" table:style-name="ce2">
            <text:p>Bob Kear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icklow</text:p>
          </table:table-cell>
          <table:table-cell office:value-type="string" table:style-name="ce1">
            <text:p>"}),</text:p>
          </table:table-cell>
          <table:table-cell office:value-type="string" office:string-value="(ea:Politician {name: &quot;Bob Kearns&quot;,  gender: &quot;male&quot;, constituency:&quot;Wicklow&quot;})," table:formula="of:=CONCATENATE([.A162]; [.B162]; [.C162]; [.D162]; [.E162]; [.F162]; [.G162])" table:style-name="ce1">
            <text:p>(ea:Politician {name: "Bob Kearns", <text:s/>gender: "male", constituency:"Wicklow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eb:Politician {name: "</text:p>
          </table:table-cell>
          <table:table-cell office:value-type="string" table:style-name="ce2">
            <text:p>Charlie Ked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eb:Politician {name: &quot;Charlie Keddy&quot;,  gender: &quot;male&quot;, constituency:&quot;Wicklow&quot;});" table:formula="of:=CONCATENATE([.A163]; [.B163]; [.C163]; [.D163]; [.E163]; [.F163]; [.G163])" table:style-name="ce1">
            <text:p>(eb:Politician {name: "Charlie Keddy", <text:s/>gender: "male", constituency:"Wicklow"});</text:p>
          </table:table-cell>
          <table:table-cell table:number-columns-repeated="16376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3:26:03Z</dc:date>
  </office:meta>
</office:document-meta>
</file>